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enlo-Regular" svg:font-family="Menlo-Regular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618in"/>
    </style:style>
    <style:style style:name="co2" style:family="table-column">
      <style:table-column-properties fo:break-before="auto" style:column-width="0.7882in"/>
    </style:style>
    <style:style style:name="co3" style:family="table-column">
      <style:table-column-properties fo:break-before="auto" style:column-width="1.0555in"/>
    </style:style>
    <style:style style:name="co4" style:family="table-column">
      <style:table-column-properties fo:break-before="auto" style:column-width="1.0583in"/>
    </style:style>
    <style:style style:name="co5" style:family="table-column">
      <style:table-column-properties fo:break-before="auto" style:column-width="0.672in"/>
    </style:style>
    <style:style style:name="co6" style:family="table-column">
      <style:table-column-properties fo:break-before="auto" style:column-width="1.089in"/>
    </style:style>
    <style:style style:name="co7" style:family="table-column">
      <style:table-column-properties fo:break-before="auto" style:column-width="1.0264in"/>
    </style:style>
    <style:style style:name="co8" style:family="table-column">
      <style:table-column-properties fo:break-before="auto" style:column-width="0.7811in"/>
    </style:style>
    <style:style style:name="co9" style:family="table-column">
      <style:table-column-properties fo:break-before="auto" style:column-width="0.7898in"/>
    </style:style>
    <style:style style:name="co10" style:family="table-column">
      <style:table-column-properties fo:break-before="auto" style:column-width="1.1665in"/>
    </style:style>
    <style:style style:name="co11" style:family="table-column">
      <style:table-column-properties fo:break-before="auto" style:column-width="0.5925in"/>
    </style:style>
    <style:style style:name="co12" style:family="table-column">
      <style:table-column-properties fo:break-before="auto" style:column-width="0.4555in"/>
    </style:style>
    <style:style style:name="co13" style:family="table-column">
      <style:table-column-properties fo:break-before="auto" style:column-width="0.8756in"/>
    </style:style>
    <style:style style:name="co14" style:family="table-column">
      <style:table-column-properties fo:break-before="auto" style:column-width="0.9783in"/>
    </style:style>
    <style:style style:name="co15" style:family="table-column">
      <style:table-column-properties fo:break-before="auto" style:column-width="1.639in"/>
    </style:style>
    <style:style style:name="co16" style:family="table-column">
      <style:table-column-properties fo:break-before="auto" style:column-width="1.5445in"/>
    </style:style>
    <style:style style:name="co17" style:family="table-column">
      <style:table-column-properties fo:break-before="auto" style:column-width="4.6228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70"/>
    <style:style style:name="ce2" style:family="table-cell" style:parent-style-name="Default" style:data-style-name="N81"/>
    <style:style style:name="ce6" style:family="table-cell" style:parent-style-name="Default" style:data-style-name="N146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 style:data-style-name="N2"/>
    <style:style style:name="ce8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5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57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59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60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6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67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69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70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71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6"/>
        <table:table-column table:style-name="co10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ce8"/>
        <table:table-column table:style-name="co14" table:default-cell-style-name="ce8"/>
        <table:table-column table:style-name="co15" table:default-cell-style-name="ce1"/>
        <table:table-column table:style-name="co16" table:default-cell-style-name="ce1"/>
        <table:table-column table:style-name="co17" table:default-cell-style-name="Default"/>
        <table:table-row table:style-name="ro1">
          <table:table-cell office:value-type="string" calcext:value-type="string">
            <text:p>when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maxiter/maxfun</text:p>
          </table:table-cell>
          <table:table-cell office:value-type="string" calcext:value-type="string">
            <text:p>ftol</text:p>
          </table:table-cell>
          <table:table-cell office:value-type="string" calcext:value-type="string">
            <text:p>initial state</text:p>
          </table:table-cell>
          <table:table-cell office:value-type="string" calcext:value-type="string">
            <text:p>ansatz layer</text:p>
          </table:table-cell>
          <table:table-cell office:value-type="string" calcext:value-type="string">
            <text:p>num layers</text:p>
          </table:table-cell>
          <table:table-cell office:value-type="string" calcext:value-type="string">
            <text:p>eigenvalue</text:p>
          </table:table-cell>
          <table:table-cell office:value-type="string" calcext:value-type="string">
            <text:p>run time second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relative error</text:p>
          </table:table-cell>
          <table:table-cell office:value-type="string" calcext:value-type="string">
            <text:p>8Error + hours</text:p>
          </table:table-cell>
          <table:table-cell office:value-type="string" calcext:value-type="string">
            <text:p>session id</text:p>
          </table:table-cell>
          <table:table-cell office:value-type="string" calcext:value-type="string">
            <text:p>job i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6640343322554" calcext:value-type="float">
            <text:p>-17.66403</text:p>
          </table:table-cell>
          <table:table-cell office:value-type="float" office:value="2432.08" calcext:value-type="float">
            <text:p>2432.08</text:p>
          </table:table-cell>
          <table:table-cell table:formula="of:=[.J2]/60" office:value-type="float" office:value="40.5346666666667" calcext:value-type="float">
            <text:p>40.53</text:p>
          </table:table-cell>
          <table:table-cell table:formula="of:=[.J2]/3600" office:value-type="float" office:value="0.675577777777778" calcext:value-type="float">
            <text:p>0.68</text:p>
          </table:table-cell>
          <table:table-cell table:formula="of:=ABS((-18-[.I2])/-18)" office:value-type="float" office:value="0.0186647593191444" calcext:value-type="float">
            <text:p>0.0187</text:p>
          </table:table-cell>
          <table:table-cell table:formula="of:=8*[.M2]+[.L2]" office:value-type="float" office:value="0.824895852330933" calcext:value-type="float">
            <text:p>0.824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2504203316219" calcext:value-type="float">
            <text:p>-15.25042</text:p>
          </table:table-cell>
          <table:table-cell office:value-type="float" office:value="2184.85" calcext:value-type="float">
            <text:p>2184.85</text:p>
          </table:table-cell>
          <table:table-cell table:formula="of:=[.J3]/60" office:value-type="float" office:value="36.4141666666667" calcext:value-type="float">
            <text:p>36.41</text:p>
          </table:table-cell>
          <table:table-cell table:formula="of:=[.J3]/3600" office:value-type="float" office:value="0.606902777777778" calcext:value-type="float">
            <text:p>0.61</text:p>
          </table:table-cell>
          <table:table-cell table:formula="of:=ABS((-18-[.I3])/-18)" office:value-type="float" office:value="0.152754426021006" calcext:value-type="float">
            <text:p>0.1528</text:p>
          </table:table-cell>
          <table:table-cell table:formula="of:=8*[.M3]+[.L3]" office:value-type="float" office:value="1.82893818594582" calcext:value-type="float">
            <text:p>1.828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6.2019587986084" calcext:value-type="float">
            <text:p>-16.20196</text:p>
          </table:table-cell>
          <table:table-cell office:value-type="float" office:value="1830.26" calcext:value-type="float">
            <text:p>1830.26</text:p>
          </table:table-cell>
          <table:table-cell table:formula="of:=[.J4]/60" office:value-type="float" office:value="30.5043333333333" calcext:value-type="float">
            <text:p>30.50</text:p>
          </table:table-cell>
          <table:table-cell table:formula="of:=[.J4]/3600" office:value-type="float" office:value="0.508405555555556" calcext:value-type="float">
            <text:p>0.51</text:p>
          </table:table-cell>
          <table:table-cell table:formula="of:=ABS((-18-[.I4])/-18)" office:value-type="float" office:value="0.099891177855089" calcext:value-type="float">
            <text:p>0.0999</text:p>
          </table:table-cell>
          <table:table-cell table:formula="of:=8*[.M4]+[.L4]" office:value-type="float" office:value="1.30753497839627" calcext:value-type="float">
            <text:p>1.307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1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4.3518131403231" calcext:value-type="float">
            <text:p>-14.35181</text:p>
          </table:table-cell>
          <table:table-cell office:value-type="float" office:value="3954.08" calcext:value-type="float">
            <text:p>3954.08</text:p>
          </table:table-cell>
          <table:table-cell table:formula="of:=[.J5]/60" office:value-type="float" office:value="65.9013333333333" calcext:value-type="float">
            <text:p>65.90</text:p>
          </table:table-cell>
          <table:table-cell table:formula="of:=[.J5]/3600" office:value-type="float" office:value="1.09835555555556" calcext:value-type="float">
            <text:p>1.10</text:p>
          </table:table-cell>
          <table:table-cell table:formula="of:=ABS((-18-[.I5])/-18)" office:value-type="float" office:value="0.202677047759828" calcext:value-type="float">
            <text:p>0.2027</text:p>
          </table:table-cell>
          <table:table-cell table:formula="of:=8*[.M5]+[.L5]" office:value-type="float" office:value="2.71977193763418" calcext:value-type="float">
            <text:p>2.719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2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8701710995375" calcext:value-type="float">
            <text:p>-15.87017</text:p>
          </table:table-cell>
          <table:table-cell office:value-type="float" office:value="4599.44" calcext:value-type="float">
            <text:p>4599.44</text:p>
          </table:table-cell>
          <table:table-cell table:formula="of:=[.J6]/60" office:value-type="float" office:value="76.6573333333333" calcext:value-type="float">
            <text:p>76.66</text:p>
          </table:table-cell>
          <table:table-cell table:formula="of:=[.J6]/3600" office:value-type="float" office:value="1.27762222222222" calcext:value-type="float">
            <text:p>1.28</text:p>
          </table:table-cell>
          <table:table-cell table:formula="of:=ABS((-18-[.I6])/-18)" office:value-type="float" office:value="0.118323827803472" calcext:value-type="float">
            <text:p>0.1183</text:p>
          </table:table-cell>
          <table:table-cell table:formula="of:=8*[.M6]+[.L6]" office:value-type="float" office:value="2.22421284465" calcext:value-type="float">
            <text:p>2.224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1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6.1043839088598" calcext:value-type="float">
            <text:p>-16.10438</text:p>
          </table:table-cell>
          <table:table-cell office:value-type="float" office:value="3939.82" calcext:value-type="float">
            <text:p>3939.82</text:p>
          </table:table-cell>
          <table:table-cell table:formula="of:=[.J7]/60" office:value-type="float" office:value="65.6636666666667" calcext:value-type="float">
            <text:p>65.66</text:p>
          </table:table-cell>
          <table:table-cell table:formula="of:=[.J7]/3600" office:value-type="float" office:value="1.09439444444444" calcext:value-type="float">
            <text:p>1.09</text:p>
          </table:table-cell>
          <table:table-cell table:formula="of:=ABS((-18-[.I7])/-18)" office:value-type="float" office:value="0.105312005063345" calcext:value-type="float">
            <text:p>0.1053</text:p>
          </table:table-cell>
          <table:table-cell table:formula="of:=8*[.M7]+[.L7]" office:value-type="float" office:value="1.9368904849512" calcext:value-type="float">
            <text:p>1.936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8245170986483" calcext:value-type="float">
            <text:p>-15.82452</text:p>
          </table:table-cell>
          <table:table-cell office:value-type="float" office:value="1000.52" calcext:value-type="float">
            <text:p>1000.52</text:p>
          </table:table-cell>
          <table:table-cell table:formula="of:=[.J8]/60" office:value-type="float" office:value="16.6753333333333" calcext:value-type="float">
            <text:p>16.68</text:p>
          </table:table-cell>
          <table:table-cell table:formula="of:=[.J8]/3600" office:value-type="float" office:value="0.277922222222222" calcext:value-type="float">
            <text:p>0.28</text:p>
          </table:table-cell>
          <table:table-cell table:formula="of:=ABS((-18-[.I8])/-18)" office:value-type="float" office:value="0.120860161186206" calcext:value-type="float">
            <text:p>0.1209</text:p>
          </table:table-cell>
          <table:table-cell table:formula="of:=8*[.M8]+[.L8]" office:value-type="float" office:value="1.24480351171187" calcext:value-type="float">
            <text:p>1.244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960167263018" calcext:value-type="float">
            <text:p>-15.96017</text:p>
          </table:table-cell>
          <table:table-cell office:value-type="float" office:value="887.86" calcext:value-type="float">
            <text:p>887.86</text:p>
          </table:table-cell>
          <table:table-cell table:formula="of:=[.J9]/60" office:value-type="float" office:value="14.7976666666667" calcext:value-type="float">
            <text:p>14.80</text:p>
          </table:table-cell>
          <table:table-cell table:formula="of:=[.J9]/3600" office:value-type="float" office:value="0.246627777777778" calcext:value-type="float">
            <text:p>0.25</text:p>
          </table:table-cell>
          <table:table-cell table:formula="of:=ABS((-18-[.I9])/-18)" office:value-type="float" office:value="0.113324040943444" calcext:value-type="float">
            <text:p>0.1133</text:p>
          </table:table-cell>
          <table:table-cell table:formula="of:=8*[.M9]+[.L9]" office:value-type="float" office:value="1.15322010532533" calcext:value-type="float">
            <text:p>1.153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9783105725658" calcext:value-type="float">
            <text:p>-15.97831</text:p>
          </table:table-cell>
          <table:table-cell office:value-type="float" office:value="10582.55" calcext:value-type="float">
            <text:p>10582.55</text:p>
          </table:table-cell>
          <table:table-cell table:formula="of:=[.J10]/60" office:value-type="float" office:value="176.375833333333" calcext:value-type="float">
            <text:p>176.38</text:p>
          </table:table-cell>
          <table:table-cell table:formula="of:=[.J10]/3600" office:value-type="float" office:value="2.93959722222222" calcext:value-type="float">
            <text:p>2.94</text:p>
          </table:table-cell>
          <table:table-cell table:formula="of:=ABS((-18-[.I10])/-18)" office:value-type="float" office:value="0.1123160793019" calcext:value-type="float">
            <text:p>0.1123</text:p>
          </table:table-cell>
          <table:table-cell table:formula="of:=8*[.M10]+[.L10]" office:value-type="float" office:value="3.83812585663742" calcext:value-type="float">
            <text:p>3.838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ADAM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oo long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P_BFGS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0.1673297212083" calcext:value-type="float">
            <text:p>-10.16733</text:p>
          </table:table-cell>
          <table:table-cell office:value-type="float" office:value="170.99" calcext:value-type="float">
            <text:p>170.99</text:p>
          </table:table-cell>
          <table:table-cell table:formula="of:=[.J12]/60" office:value-type="float" office:value="2.84983333333333" calcext:value-type="float">
            <text:p>2.85</text:p>
          </table:table-cell>
          <table:table-cell table:formula="of:=[.J12]/3600" office:value-type="float" office:value="0.0474972222222222" calcext:value-type="float">
            <text:p>0.05</text:p>
          </table:table-cell>
          <table:table-cell table:formula="of:=ABS((-18-[.I12])/-18)" office:value-type="float" office:value="0.435148348821761" calcext:value-type="float">
            <text:p>0.4351</text:p>
          </table:table-cell>
          <table:table-cell table:formula="of:=8*[.M12]+[.L12]" office:value-type="float" office:value="3.52868401279631" calcext:value-type="float">
            <text:p>3.5287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74271267" calcext:value-type="float">
            <text:p>-18.00000</text:p>
          </table:table-cell>
          <table:table-cell office:value-type="float" office:value="2640.48" calcext:value-type="float">
            <text:p>2640.48</text:p>
          </table:table-cell>
          <table:table-cell table:formula="of:=[.J13]/60" office:value-type="float" office:value="44.008" calcext:value-type="float">
            <text:p>44.01</text:p>
          </table:table-cell>
          <table:table-cell table:formula="of:=[.J13]/3600" office:value-type="float" office:value="0.733466666666667" calcext:value-type="float">
            <text:p>0.73</text:p>
          </table:table-cell>
          <table:table-cell table:formula="of:=ABS((-18-[.I13])/-18)" office:value-type="float" office:value="0.00000014293740551668" calcext:value-type="float">
            <text:p>0.0000</text:p>
          </table:table-cell>
          <table:table-cell table:formula="of:=8*[.M13]+[.L13]" office:value-type="float" office:value="0.733467810165911" calcext:value-type="float">
            <text:p>0.733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89970865" calcext:value-type="float">
            <text:p>-18.00000</text:p>
          </table:table-cell>
          <table:table-cell office:value-type="float" office:value="3034.9" calcext:value-type="float">
            <text:p>3034.9</text:p>
          </table:table-cell>
          <table:table-cell table:formula="of:=[.J14]/60" office:value-type="float" office:value="50.5816666666667" calcext:value-type="float">
            <text:p>50.58</text:p>
          </table:table-cell>
          <table:table-cell table:formula="of:=[.J14]/3600" office:value-type="float" office:value="0.843027777777778" calcext:value-type="float">
            <text:p>0.84</text:p>
          </table:table-cell>
          <table:table-cell table:formula="of:=ABS((-18-[.I14])/-18)" office:value-type="float" office:value="0.00000005571741665575" calcext:value-type="float">
            <text:p>0.0000</text:p>
          </table:table-cell>
          <table:table-cell table:formula="of:=8*[.M14]+[.L14]" office:value-type="float" office:value="0.843028223517111" calcext:value-type="float">
            <text:p>0.843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88078388" calcext:value-type="float">
            <text:p>-18.00000</text:p>
          </table:table-cell>
          <table:table-cell office:value-type="float" office:value="2653.44" calcext:value-type="float">
            <text:p>2653.44</text:p>
          </table:table-cell>
          <table:table-cell table:formula="of:=[.J15]/60" office:value-type="float" office:value="44.224" calcext:value-type="float">
            <text:p>44.22</text:p>
          </table:table-cell>
          <table:table-cell table:formula="of:=[.J15]/3600" office:value-type="float" office:value="0.737066666666667" calcext:value-type="float">
            <text:p>0.74</text:p>
          </table:table-cell>
          <table:table-cell table:formula="of:=ABS((-18-[.I15])/-18)" office:value-type="float" office:value="0.00000006623117777672" calcext:value-type="float">
            <text:p>0.0000</text:p>
          </table:table-cell>
          <table:table-cell table:formula="of:=8*[.M15]+[.L15]" office:value-type="float" office:value="0.737067196516089" calcext:value-type="float">
            <text:p>0.737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6197" calcext:value-type="float">
            <text:p>-18.00000</text:p>
          </table:table-cell>
          <table:table-cell office:value-type="float" office:value="2088.19" calcext:value-type="float">
            <text:p>2088.19</text:p>
          </table:table-cell>
          <table:table-cell table:formula="of:=[.J16]/60" office:value-type="float" office:value="34.8031666666667" calcext:value-type="float">
            <text:p>34.80</text:p>
          </table:table-cell>
          <table:table-cell table:formula="of:=[.J16]/3600" office:value-type="float" office:value="0.580052777777778" calcext:value-type="float">
            <text:p>0.58</text:p>
          </table:table-cell>
          <table:table-cell table:formula="of:=ABS((-18-[.I16])/-18)" office:value-type="float" office:value="0.00000000002112779087" calcext:value-type="float">
            <text:p>0.0000</text:p>
          </table:table-cell>
          <table:table-cell table:formula="of:=8*[.M16]+[.L16]" office:value-type="float" office:value="0.5800527779468" calcext:value-type="float">
            <text:p>0.580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8906440588787" calcext:value-type="float">
            <text:p>-17.89064</text:p>
          </table:table-cell>
          <table:table-cell office:value-type="float" office:value="1437.7" calcext:value-type="float">
            <text:p>1437.7</text:p>
          </table:table-cell>
          <table:table-cell table:formula="of:=[.J17]/60" office:value-type="float" office:value="23.9616666666667" calcext:value-type="float">
            <text:p>23.96</text:p>
          </table:table-cell>
          <table:table-cell table:formula="of:=[.J17]/3600" office:value-type="float" office:value="0.399361111111111" calcext:value-type="float">
            <text:p>0.40</text:p>
          </table:table-cell>
          <table:table-cell table:formula="of:=ABS((-18-[.I17])/-18)" office:value-type="float" office:value="0.00607533006229449" calcext:value-type="float">
            <text:p>0.0061</text:p>
          </table:table-cell>
          <table:table-cell table:formula="of:=8*[.M17]+[.L17]" office:value-type="float" office:value="0.447963751609467" calcext:value-type="float">
            <text:p>0.448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46782555971" calcext:value-type="float">
            <text:p>-17.99468</text:p>
          </table:table-cell>
          <table:table-cell office:value-type="float" office:value="1445.55" calcext:value-type="float">
            <text:p>1445.55</text:p>
          </table:table-cell>
          <table:table-cell table:formula="of:=[.J18]/60" office:value-type="float" office:value="24.0925" calcext:value-type="float">
            <text:p>24.09</text:p>
          </table:table-cell>
          <table:table-cell table:formula="of:=[.J18]/3600" office:value-type="float" office:value="0.401541666666667" calcext:value-type="float">
            <text:p>0.40</text:p>
          </table:table-cell>
          <table:table-cell table:formula="of:=ABS((-18-[.I18])/-18)" office:value-type="float" office:value="0.00029565246682771" calcext:value-type="float">
            <text:p>0.0003</text:p>
          </table:table-cell>
          <table:table-cell table:formula="of:=8*[.M18]+[.L18]" office:value-type="float" office:value="0.403906886401288" calcext:value-type="float">
            <text:p>0.403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9384908" calcext:value-type="float">
            <text:p>-18.00000</text:p>
          </table:table-cell>
          <table:table-cell office:value-type="float" office:value="4186.61" calcext:value-type="float">
            <text:p>4186.61</text:p>
          </table:table-cell>
          <table:table-cell table:formula="of:=[.J19]/60" office:value-type="float" office:value="69.7768333333333" calcext:value-type="float">
            <text:p>69.78</text:p>
          </table:table-cell>
          <table:table-cell table:formula="of:=[.J19]/3600" office:value-type="float" office:value="1.16294722222222" calcext:value-type="float">
            <text:p>1.16</text:p>
          </table:table-cell>
          <table:table-cell table:formula="of:=ABS((-18-[.I19])/-18)" office:value-type="float" office:value="0.00000003417177770378" calcext:value-type="float">
            <text:p>0.0000</text:p>
          </table:table-cell>
          <table:table-cell table:formula="of:=8*[.M19]+[.L19]" office:value-type="float" office:value="1.16294749559644" calcext:value-type="float">
            <text:p>1.162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3" calcext:value-type="float">
            <text:p>3</text:p>
          </table:table-cell>
          <table:table-cell office:value-type="float" office:value="-17.9999999922499" calcext:value-type="float">
            <text:p>-18.00000</text:p>
          </table:table-cell>
          <table:table-cell office:value-type="float" office:value="529.78" calcext:value-type="float">
            <text:p>529.78</text:p>
          </table:table-cell>
          <table:table-cell table:formula="of:=[.J20]/60" office:value-type="float" office:value="8.82966666666667" calcext:value-type="float">
            <text:p>8.83</text:p>
          </table:table-cell>
          <table:table-cell table:formula="of:=[.J20]/3600" office:value-type="float" office:value="0.147161111111111" calcext:value-type="float">
            <text:p>0.15</text:p>
          </table:table-cell>
          <table:table-cell table:formula="of:=ABS((-18-[.I20])/-18)" office:value-type="float" office:value="0.00000000043056106828" calcext:value-type="float">
            <text:p>0.0000</text:p>
          </table:table-cell>
          <table:table-cell table:formula="of:=8*[.M20]+[.L20]" office:value-type="float" office:value="0.1471611145556" calcext:value-type="float">
            <text:p>0.147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3" calcext:value-type="float">
            <text:p>3</text:p>
          </table:table-cell>
          <table:table-cell office:value-type="float" office:value="-16.6504846265278" calcext:value-type="float">
            <text:p>-16.65048</text:p>
          </table:table-cell>
          <table:table-cell office:value-type="float" office:value="946.92" calcext:value-type="float">
            <text:p>946.92</text:p>
          </table:table-cell>
          <table:table-cell table:formula="of:=[.J21]/60" office:value-type="float" office:value="15.782" calcext:value-type="float">
            <text:p>15.78</text:p>
          </table:table-cell>
          <table:table-cell table:formula="of:=[.J21]/3600" office:value-type="float" office:value="0.263033333333333" calcext:value-type="float">
            <text:p>0.26</text:p>
          </table:table-cell>
          <table:table-cell table:formula="of:=ABS((-18-[.I21])/-18)" office:value-type="float" office:value="0.0749730763040112" calcext:value-type="float">
            <text:p>0.0750</text:p>
          </table:table-cell>
          <table:table-cell table:formula="of:=8*[.M21]+[.L21]" office:value-type="float" office:value="0.862817943765423" calcext:value-type="float">
            <text:p>0.862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97768565" calcext:value-type="float">
            <text:p>-18.00000</text:p>
          </table:table-cell>
          <table:table-cell office:value-type="float" office:value="1241.06" calcext:value-type="float">
            <text:p>1241.06</text:p>
          </table:table-cell>
          <table:table-cell table:formula="of:=[.J22]/60" office:value-type="float" office:value="20.6843333333333" calcext:value-type="float">
            <text:p>20.68</text:p>
          </table:table-cell>
          <table:table-cell table:formula="of:=[.J22]/3600" office:value-type="float" office:value="0.344738888888889" calcext:value-type="float">
            <text:p>0.34</text:p>
          </table:table-cell>
          <table:table-cell table:formula="of:=ABS((-18-[.I22])/-18)" office:value-type="float" office:value="0.00000012396861117894" calcext:value-type="float">
            <text:p>0.0000</text:p>
          </table:table-cell>
          <table:table-cell table:formula="of:=8*[.M22]+[.L22]" office:value-type="float" office:value="0.344739880637778" calcext:value-type="float">
            <text:p>0.3447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999949129" calcext:value-type="float">
            <text:p>-18.00000</text:p>
          </table:table-cell>
          <table:table-cell office:value-type="float" office:value="1170.04" calcext:value-type="float">
            <text:p>1170.04</text:p>
          </table:table-cell>
          <table:table-cell table:formula="of:=[.J23]/60" office:value-type="float" office:value="19.5006666666667" calcext:value-type="float">
            <text:p>19.50</text:p>
          </table:table-cell>
          <table:table-cell table:formula="of:=[.J23]/3600" office:value-type="float" office:value="0.325011111111111" calcext:value-type="float">
            <text:p>0.33</text:p>
          </table:table-cell>
          <table:table-cell table:formula="of:=ABS((-18-[.I23])/-18)" office:value-type="float" office:value="0.00000000028261659679" calcext:value-type="float">
            <text:p>0.0000</text:p>
          </table:table-cell>
          <table:table-cell table:formula="of:=8*[.M23]+[.L23]" office:value-type="float" office:value="0.325011113372044" calcext:value-type="float">
            <text:p>0.325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2499999998677" calcext:value-type="float">
            <text:p>-14.25000</text:p>
          </table:table-cell>
          <table:table-cell office:value-type="float" office:value="908.67" calcext:value-type="float">
            <text:p>908.67</text:p>
          </table:table-cell>
          <table:table-cell table:formula="of:=[.J24]/60" office:value-type="float" office:value="15.1445" calcext:value-type="float">
            <text:p>15.14</text:p>
          </table:table-cell>
          <table:table-cell table:formula="of:=[.J24]/3600" office:value-type="float" office:value="0.252408333333333" calcext:value-type="float">
            <text:p>0.25</text:p>
          </table:table-cell>
          <table:table-cell table:formula="of:=ABS((-18-[.I24])/-18)" office:value-type="float" office:value="0.208333333340683" calcext:value-type="float">
            <text:p>0.2083</text:p>
          </table:table-cell>
          <table:table-cell table:formula="of:=8*[.M24]+[.L24]" office:value-type="float" office:value="1.9190750000588" calcext:value-type="float">
            <text:p>1.919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63908" calcext:value-type="float">
            <text:p>-18.00000</text:p>
          </table:table-cell>
          <table:table-cell office:value-type="float" office:value="1205.8" calcext:value-type="float">
            <text:p>1205.8</text:p>
          </table:table-cell>
          <table:table-cell table:formula="of:=[.J25]/60" office:value-type="float" office:value="20.0966666666667" calcext:value-type="float">
            <text:p>20.10</text:p>
          </table:table-cell>
          <table:table-cell table:formula="of:=[.J25]/3600" office:value-type="float" office:value="0.334944444444444" calcext:value-type="float">
            <text:p>0.33</text:p>
          </table:table-cell>
          <table:table-cell table:formula="of:=ABS((-18-[.I25])/-18)" office:value-type="float" office:value="0.0000000002005110152" calcext:value-type="float">
            <text:p>0.0000</text:p>
          </table:table-cell>
          <table:table-cell table:formula="of:=8*[.M25]+[.L25]" office:value-type="float" office:value="0.334944446048533" calcext:value-type="float">
            <text:p>0.334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9058" calcext:value-type="float">
            <text:p>-18.00000</text:p>
          </table:table-cell>
          <table:table-cell office:value-type="float" office:value="879.15" calcext:value-type="float">
            <text:p>879.15</text:p>
          </table:table-cell>
          <table:table-cell table:formula="of:=[.J26]/60" office:value-type="float" office:value="14.6525" calcext:value-type="float">
            <text:p>14.65</text:p>
          </table:table-cell>
          <table:table-cell table:formula="of:=[.J26]/3600" office:value-type="float" office:value="0.244208333333333" calcext:value-type="float">
            <text:p>0.24</text:p>
          </table:table-cell>
          <table:table-cell table:formula="of:=ABS((-18-[.I26])/-18)" office:value-type="float" office:value="0.00000000000523334462" calcext:value-type="float">
            <text:p>0.0000</text:p>
          </table:table-cell>
          <table:table-cell table:formula="of:=8*[.M26]+[.L26]" office:value-type="float" office:value="0.2442083333752" calcext:value-type="float">
            <text:p>0.244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9936" calcext:value-type="float">
            <text:p>-18.00000</text:p>
          </table:table-cell>
          <table:table-cell office:value-type="float" office:value="776.28" calcext:value-type="float">
            <text:p>776.28</text:p>
          </table:table-cell>
          <table:table-cell table:formula="of:=[.J27]/60" office:value-type="float" office:value="12.938" calcext:value-type="float">
            <text:p>12.94</text:p>
          </table:table-cell>
          <table:table-cell table:formula="of:=[.J27]/3600" office:value-type="float" office:value="0.215633333333333" calcext:value-type="float">
            <text:p>0.22</text:p>
          </table:table-cell>
          <table:table-cell table:formula="of:=ABS((-18-[.I27])/-18)" office:value-type="float" office:value="0.00000000000035546874" calcext:value-type="float">
            <text:p>0.0000</text:p>
          </table:table-cell>
          <table:table-cell table:formula="of:=8*[.M27]+[.L27]" office:value-type="float" office:value="0.215633333336177" calcext:value-type="float">
            <text:p>0.2156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01" calcext:value-type="float">
            <text:p>1.00E-12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3596" calcext:value-type="float">
            <text:p>-18.00000</text:p>
          </table:table-cell>
          <table:table-cell office:value-type="float" office:value="554.19" calcext:value-type="float">
            <text:p>554.19</text:p>
          </table:table-cell>
          <table:table-cell table:formula="of:=[.J28]/60" office:value-type="float" office:value="9.2365" calcext:value-type="float">
            <text:p>9.24</text:p>
          </table:table-cell>
          <table:table-cell table:formula="of:=[.J28]/3600" office:value-type="float" office:value="0.153941666666667" calcext:value-type="float">
            <text:p>0.15</text:p>
          </table:table-cell>
          <table:table-cell table:formula="of:=ABS((-18-[.I28])/-18)" office:value-type="float" office:value="0.00000000003557786164" calcext:value-type="float">
            <text:p>0.0000</text:p>
          </table:table-cell>
          <table:table-cell table:formula="of:=8*[.M28]+[.L28]" office:value-type="float" office:value="0.15394166695129" calcext:value-type="float">
            <text:p>0.153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3.9999999957995" calcext:value-type="float">
            <text:p>-14.00000</text:p>
          </table:table-cell>
          <table:table-cell office:value-type="float" office:value="587.51" calcext:value-type="float">
            <text:p>587.51</text:p>
          </table:table-cell>
          <table:table-cell table:formula="of:=[.J29]/60" office:value-type="float" office:value="9.79183333333333" calcext:value-type="float">
            <text:p>9.79</text:p>
          </table:table-cell>
          <table:table-cell table:formula="of:=[.J29]/3600" office:value-type="float" office:value="0.163197222222222" calcext:value-type="float">
            <text:p>0.16</text:p>
          </table:table-cell>
          <table:table-cell table:formula="of:=ABS((-18-[.I29])/-18)" office:value-type="float" office:value="0.222222222455583" calcext:value-type="float">
            <text:p>0.2222</text:p>
          </table:table-cell>
          <table:table-cell table:formula="of:=8*[.M29]+[.L29]" office:value-type="float" office:value="1.94097500186689" calcext:value-type="float">
            <text:p>1.941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0000009174777" calcext:value-type="float">
            <text:p>-14.00000</text:p>
          </table:table-cell>
          <table:table-cell office:value-type="float" office:value="589.85" calcext:value-type="float">
            <text:p>589.85</text:p>
          </table:table-cell>
          <table:table-cell table:formula="of:=[.J30]/60" office:value-type="float" office:value="9.83083333333333" calcext:value-type="float">
            <text:p>9.83</text:p>
          </table:table-cell>
          <table:table-cell table:formula="of:=[.J30]/3600" office:value-type="float" office:value="0.163847222222222" calcext:value-type="float">
            <text:p>0.16</text:p>
          </table:table-cell>
          <table:table-cell table:formula="of:=ABS((-18-[.I30])/-18)" office:value-type="float" office:value="0.222222171251239" calcext:value-type="float">
            <text:p>0.2222</text:p>
          </table:table-cell>
          <table:table-cell table:formula="of:=8*[.M30]+[.L30]" office:value-type="float" office:value="1.94162459223213" calcext:value-type="float">
            <text:p>1.9416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648995" calcext:value-type="float">
            <text:p>-18.00000</text:p>
          </table:table-cell>
          <table:table-cell office:value-type="float" office:value="442.9" calcext:value-type="float">
            <text:p>442.9</text:p>
          </table:table-cell>
          <table:table-cell table:formula="of:=[.J31]/60" office:value-type="float" office:value="7.38166666666667" calcext:value-type="float">
            <text:p>7.38</text:p>
          </table:table-cell>
          <table:table-cell table:formula="of:=[.J31]/3600" office:value-type="float" office:value="0.123027777777778" calcext:value-type="float">
            <text:p>0.12</text:p>
          </table:table-cell>
          <table:table-cell table:formula="of:=ABS((-18-[.I31])/-18)" office:value-type="float" office:value="0.00000001950027773824" calcext:value-type="float">
            <text:p>0.0000</text:p>
          </table:table-cell>
          <table:table-cell table:formula="of:=8*[.M31]+[.L31]" office:value-type="float" office:value="0.12302793378" calcext:value-type="float">
            <text:p>0.123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8284258761579" calcext:value-type="float">
            <text:p>-14.82843</text:p>
          </table:table-cell>
          <table:table-cell office:value-type="float" office:value="595.35" calcext:value-type="float">
            <text:p>595.35</text:p>
          </table:table-cell>
          <table:table-cell table:formula="of:=[.J32]/60" office:value-type="float" office:value="9.9225" calcext:value-type="float">
            <text:p>9.92</text:p>
          </table:table-cell>
          <table:table-cell table:formula="of:=[.J32]/3600" office:value-type="float" office:value="0.165375" calcext:value-type="float">
            <text:p>0.17</text:p>
          </table:table-cell>
          <table:table-cell table:formula="of:=ABS((-18-[.I32])/-18)" office:value-type="float" office:value="0.176198562435672" calcext:value-type="float">
            <text:p>0.1762</text:p>
          </table:table-cell>
          <table:table-cell table:formula="of:=8*[.M32]+[.L32]" office:value-type="float" office:value="1.57496349948538" calcext:value-type="float">
            <text:p>1.575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1" calcext:value-type="float">
            <text:p>1.00E-11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8105509" calcext:value-type="float">
            <text:p>-18.00000</text:p>
          </table:table-cell>
          <table:table-cell office:value-type="float" office:value="611.18" calcext:value-type="float">
            <text:p>611.18</text:p>
          </table:table-cell>
          <table:table-cell table:formula="of:=[.J33]/60" office:value-type="float" office:value="10.1863333333333" calcext:value-type="float">
            <text:p>10.19</text:p>
          </table:table-cell>
          <table:table-cell table:formula="of:=[.J33]/3600" office:value-type="float" office:value="0.169772222222222" calcext:value-type="float">
            <text:p>0.17</text:p>
          </table:table-cell>
          <table:table-cell table:formula="of:=ABS((-18-[.I33])/-18)" office:value-type="float" office:value="0.00000001052494999796" calcext:value-type="float">
            <text:p>0.0000</text:p>
          </table:table-cell>
          <table:table-cell table:formula="of:=8*[.M33]+[.L33]" office:value-type="float" office:value="0.169772306421822" calcext:value-type="float">
            <text:p>0.169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1" calcext:value-type="float">
            <text:p>1.00E-11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0000000000037" calcext:value-type="float">
            <text:p>-14.00000</text:p>
          </table:table-cell>
          <table:table-cell office:value-type="float" office:value="629" calcext:value-type="float">
            <text:p>629</text:p>
          </table:table-cell>
          <table:table-cell table:formula="of:=[.J34]/60" office:value-type="float" office:value="10.4833333333333" calcext:value-type="float">
            <text:p>10.48</text:p>
          </table:table-cell>
          <table:table-cell table:formula="of:=[.J34]/3600" office:value-type="float" office:value="0.174722222222222" calcext:value-type="float">
            <text:p>0.17</text:p>
          </table:table-cell>
          <table:table-cell table:formula="of:=ABS((-18-[.I34])/-18)" office:value-type="float" office:value="0.222222222222017" calcext:value-type="float">
            <text:p>0.2222</text:p>
          </table:table-cell>
          <table:table-cell table:formula="of:=8*[.M34]+[.L34]" office:value-type="float" office:value="1.95249999999836" calcext:value-type="float">
            <text:p>1.952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RZRY, cx lattice</text:p>
          </table:table-cell>
          <table:table-cell office:value-type="float" office:value="4" calcext:value-type="float">
            <text:p>4</text:p>
          </table:table-cell>
          <table:table-cell office:value-type="float" office:value="-8.01282218613036" calcext:value-type="float">
            <text:p>-8.01282</text:p>
          </table:table-cell>
          <table:table-cell office:value-type="float" office:value="1092.08" calcext:value-type="float">
            <text:p>1092.08</text:p>
          </table:table-cell>
          <table:table-cell table:formula="of:=[.J35]/60" office:value-type="float" office:value="18.2013333333333" calcext:value-type="float">
            <text:p>18.20</text:p>
          </table:table-cell>
          <table:table-cell table:formula="of:=[.J35]/3600" office:value-type="float" office:value="0.303355555555556" calcext:value-type="float">
            <text:p>0.30</text:p>
          </table:table-cell>
          <table:table-cell table:formula="of:=ABS((-18-[.I35])/-18)" office:value-type="float" office:value="0.554843211881647" calcext:value-type="float">
            <text:p>0.5548</text:p>
          </table:table-cell>
          <table:table-cell table:formula="of:=8*[.M35]+[.L35]" office:value-type="float" office:value="4.74210125060873" calcext:value-type="float">
            <text:p>4.742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557996619" calcext:value-type="float">
            <text:p>-17.99996</text:p>
          </table:table-cell>
          <table:table-cell office:value-type="float" office:value="716.67" calcext:value-type="float">
            <text:p>716.67</text:p>
          </table:table-cell>
          <table:table-cell table:formula="of:=[.J36]/60" office:value-type="float" office:value="11.9445" calcext:value-type="float">
            <text:p>11.94</text:p>
          </table:table-cell>
          <table:table-cell table:formula="of:=[.J36]/3600" office:value-type="float" office:value="0.199075" calcext:value-type="float">
            <text:p>0.20</text:p>
          </table:table-cell>
          <table:table-cell table:formula="of:=ABS((-18-[.I36])/-18)" office:value-type="float" office:value="0.00000245557433882955" calcext:value-type="float">
            <text:p>0.0000</text:p>
          </table:table-cell>
          <table:table-cell table:formula="of:=8*[.M36]+[.L36]" office:value-type="float" office:value="0.199094644594711" calcext:value-type="float">
            <text:p>0.199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6354784545" calcext:value-type="float">
            <text:p>-17.99964</text:p>
          </table:table-cell>
          <table:table-cell office:value-type="float" office:value="645.55" calcext:value-type="float">
            <text:p>645.55</text:p>
          </table:table-cell>
          <table:table-cell table:formula="of:=[.J37]/60" office:value-type="float" office:value="10.7591666666667" calcext:value-type="float">
            <text:p>10.76</text:p>
          </table:table-cell>
          <table:table-cell table:formula="of:=[.J37]/3600" office:value-type="float" office:value="0.179319444444444" calcext:value-type="float">
            <text:p>0.18</text:p>
          </table:table-cell>
          <table:table-cell table:formula="of:=ABS((-18-[.I37])/-18)" office:value-type="float" office:value="0.0000202511969721936" calcext:value-type="float">
            <text:p>0.0000</text:p>
          </table:table-cell>
          <table:table-cell table:formula="of:=8*[.M37]+[.L37]" office:value-type="float" office:value="0.179481454020222" calcext:value-type="float">
            <text:p>0.179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28:00" calcext:value-type="date">
            <text:p>02/28/23 12:2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0.00000001" calcext:value-type="float">
            <text:p>1.00E-08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1.4698130595943" calcext:value-type="float">
            <text:p>-11.46981</text:p>
          </table:table-cell>
          <table:table-cell office:value-type="float" office:value="215.38" calcext:value-type="float">
            <text:p>215.38</text:p>
          </table:table-cell>
          <table:table-cell table:formula="of:=[.J39]/60" office:value-type="float" office:value="3.58966666666667" calcext:value-type="float">
            <text:p>3.59</text:p>
          </table:table-cell>
          <table:table-cell table:formula="of:=[.J39]/3600" office:value-type="float" office:value="0.0598277777777778" calcext:value-type="float">
            <text:p>0.06</text:p>
          </table:table-cell>
          <table:table-cell table:formula="of:=ABS((-18-[.I39])/-18)" office:value-type="float" office:value="0.362788163355872" calcext:value-type="float">
            <text:p>0.3628</text:p>
          </table:table-cell>
          <table:table-cell table:formula="of:=8*[.M39]+[.L39]" office:value-type="float" office:value="2.96213308462476" calcext:value-type="float">
            <text:p>2.962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34:00" calcext:value-type="date">
            <text:p>02/28/23 12:3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" calcext:value-type="float">
            <text:p>1000</text:p>
          </table:table-cell>
          <table:table-cell table:style-name="ce2" office:value-type="float" office:value="0.0000001" calcext:value-type="float">
            <text:p>1.00E-07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3.0991346904125" calcext:value-type="float">
            <text:p>-13.09913</text:p>
          </table:table-cell>
          <table:table-cell office:value-type="float" office:value="362.82" calcext:value-type="float">
            <text:p>362.82</text:p>
          </table:table-cell>
          <table:table-cell table:formula="of:=[.J40]/60" office:value-type="float" office:value="6.047" calcext:value-type="float">
            <text:p>6.05</text:p>
          </table:table-cell>
          <table:table-cell table:formula="of:=[.J40]/3600" office:value-type="float" office:value="0.100783333333333" calcext:value-type="float">
            <text:p>0.10</text:p>
          </table:table-cell>
          <table:table-cell table:formula="of:=ABS((-18-[.I40])/-18)" office:value-type="float" office:value="0.272270294977083" calcext:value-type="float">
            <text:p>0.2723</text:p>
          </table:table-cell>
          <table:table-cell table:formula="of:=8*[.M40]+[.L40]" office:value-type="float" office:value="2.27894569315" calcext:value-type="float">
            <text:p>2.278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41:00" calcext:value-type="date">
            <text:p>02/28/23 12:41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0.000001" calcext:value-type="float">
            <text:p>1.00E-06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6.7610497655515" calcext:value-type="float">
            <text:p>-16.76105</text:p>
          </table:table-cell>
          <table:table-cell office:value-type="float" office:value="291.56" calcext:value-type="float">
            <text:p>291.56</text:p>
          </table:table-cell>
          <table:table-cell table:formula="of:=[.J41]/60" office:value-type="float" office:value="4.85933333333333" calcext:value-type="float">
            <text:p>4.86</text:p>
          </table:table-cell>
          <table:table-cell table:formula="of:=[.J41]/3600" office:value-type="float" office:value="0.0809888888888889" calcext:value-type="float">
            <text:p>0.08</text:p>
          </table:table-cell>
          <table:table-cell table:formula="of:=ABS((-18-[.I41])/-18)" office:value-type="float" office:value="0.0688305685804722" calcext:value-type="float">
            <text:p>0.0688</text:p>
          </table:table-cell>
          <table:table-cell table:formula="of:=8*[.M41]+[.L41]" office:value-type="float" office:value="0.631633437532666" calcext:value-type="float">
            <text:p>0.631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52:00" calcext:value-type="date">
            <text:p>02/28/23 12:5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2500" calcext:value-type="float">
            <text:p>2500</text:p>
          </table:table-cell>
          <table:table-cell table:style-name="ce2" office:value-type="float" office:value="0.00001" calcext:value-type="float">
            <text:p>1.00E-05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6.8081898006029" calcext:value-type="float">
            <text:p>-16.80819</text:p>
          </table:table-cell>
          <table:table-cell office:value-type="float" office:value="297.82" calcext:value-type="float">
            <text:p>297.82</text:p>
          </table:table-cell>
          <table:table-cell table:formula="of:=[.J42]/60" office:value-type="float" office:value="4.96366666666667" calcext:value-type="float">
            <text:p>4.96</text:p>
          </table:table-cell>
          <table:table-cell table:formula="of:=[.J42]/3600" office:value-type="float" office:value="0.0827277777777778" calcext:value-type="float">
            <text:p>0.08</text:p>
          </table:table-cell>
          <table:table-cell table:formula="of:=ABS((-18-[.I42])/-18)" office:value-type="float" office:value="0.0662116777442833" calcext:value-type="float">
            <text:p>0.0662</text:p>
          </table:table-cell>
          <table:table-cell table:formula="of:=8*[.M42]+[.L42]" office:value-type="float" office:value="0.612421199732044" calcext:value-type="float">
            <text:p>0.612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03:00" calcext:value-type="date">
            <text:p>02/28/23 01:03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000" calcext:value-type="float">
            <text:p>3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7475917480499" calcext:value-type="float">
            <text:p>-17.74759</text:p>
          </table:table-cell>
          <table:table-cell office:value-type="float" office:value="350.97" calcext:value-type="float">
            <text:p>350.97</text:p>
          </table:table-cell>
          <table:table-cell table:formula="of:=[.J43]/60" office:value-type="float" office:value="5.8495" calcext:value-type="float">
            <text:p>5.85</text:p>
          </table:table-cell>
          <table:table-cell table:formula="of:=[.J43]/3600" office:value-type="float" office:value="0.0974916666666667" calcext:value-type="float">
            <text:p>0.10</text:p>
          </table:table-cell>
          <table:table-cell table:formula="of:=ABS((-18-[.I43])/-18)" office:value-type="float" office:value="0.0140226806638945" calcext:value-type="float">
            <text:p>0.0140</text:p>
          </table:table-cell>
          <table:table-cell table:formula="of:=8*[.M43]+[.L43]" office:value-type="float" office:value="0.209673111977823" calcext:value-type="float">
            <text:p>0.209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12:00" calcext:value-type="date">
            <text:p>02/28/23 01:1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500" calcext:value-type="float">
            <text:p>3500</text:p>
          </table:table-cell>
          <table:table-cell table:style-name="ce2" office:value-type="float" office:value="0.001" calcext:value-type="float">
            <text:p>1.00E-03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761617698632" calcext:value-type="float">
            <text:p>-17.97616</text:p>
          </table:table-cell>
          <table:table-cell office:value-type="float" office:value="411.06" calcext:value-type="float">
            <text:p>411.06</text:p>
          </table:table-cell>
          <table:table-cell table:formula="of:=[.J44]/60" office:value-type="float" office:value="6.851" calcext:value-type="float">
            <text:p>6.85</text:p>
          </table:table-cell>
          <table:table-cell table:formula="of:=[.J44]/3600" office:value-type="float" office:value="0.114183333333333" calcext:value-type="float">
            <text:p>0.11</text:p>
          </table:table-cell>
          <table:table-cell table:formula="of:=ABS((-18-[.I44])/-18)" office:value-type="float" office:value="0.0013243461187111" calcext:value-type="float">
            <text:p>0.0013</text:p>
          </table:table-cell>
          <table:table-cell table:formula="of:=8*[.M44]+[.L44]" office:value-type="float" office:value="0.124778102283022" calcext:value-type="float">
            <text:p>0.124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29:00" calcext:value-type="date">
            <text:p>02/28/23 01:29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500" calcext:value-type="float">
            <text:p>35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125243852879" calcext:value-type="float">
            <text:p>-17.91252</text:p>
          </table:table-cell>
          <table:table-cell office:value-type="float" office:value="477.43" calcext:value-type="float">
            <text:p>477.43</text:p>
          </table:table-cell>
          <table:table-cell table:formula="of:=[.J45]/60" office:value-type="float" office:value="7.95716666666667" calcext:value-type="float">
            <text:p>7.96</text:p>
          </table:table-cell>
          <table:table-cell table:formula="of:=[.J45]/3600" office:value-type="float" office:value="0.132619444444444" calcext:value-type="float">
            <text:p>0.13</text:p>
          </table:table-cell>
          <table:table-cell table:formula="of:=ABS((-18-[.I45])/-18)" office:value-type="float" office:value="0.00485975637289451" calcext:value-type="float">
            <text:p>0.0049</text:p>
          </table:table-cell>
          <table:table-cell table:formula="of:=8*[.M45]+[.L45]" office:value-type="float" office:value="0.171497495427601" calcext:value-type="float">
            <text:p>0.171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38:00" calcext:value-type="date">
            <text:p>02/28/23 01:3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32866734906" calcext:value-type="float">
            <text:p>-17.99329</text:p>
          </table:table-cell>
          <table:table-cell office:value-type="float" office:value="1065" calcext:value-type="float">
            <text:p>1065</text:p>
          </table:table-cell>
          <table:table-cell table:formula="of:=[.J46]/60" office:value-type="float" office:value="17.75" calcext:value-type="float">
            <text:p>17.75</text:p>
          </table:table-cell>
          <table:table-cell table:formula="of:=[.J46]/3600" office:value-type="float" office:value="0.295833333333333" calcext:value-type="float">
            <text:p>0.30</text:p>
          </table:table-cell>
          <table:table-cell table:formula="of:=ABS((-18-[.I46])/-18)" office:value-type="float" office:value="0.000372962583855478" calcext:value-type="float">
            <text:p>0.0004</text:p>
          </table:table-cell>
          <table:table-cell table:formula="of:=8*[.M46]+[.L46]" office:value-type="float" office:value="0.298817034004177" calcext:value-type="float">
            <text:p>0.298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6:15:00" calcext:value-type="date">
            <text:p>02/28/23 04:15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8327604948382" calcext:value-type="float">
            <text:p>-17.83276</text:p>
          </table:table-cell>
          <table:table-cell office:value-type="float" office:value="540.73" calcext:value-type="float">
            <text:p>540.73</text:p>
          </table:table-cell>
          <table:table-cell table:formula="of:=[.J47]/60" office:value-type="float" office:value="9.01216666666667" calcext:value-type="float">
            <text:p>9.01</text:p>
          </table:table-cell>
          <table:table-cell table:formula="of:=[.J47]/3600" office:value-type="float" office:value="0.150202777777778" calcext:value-type="float">
            <text:p>0.15</text:p>
          </table:table-cell>
          <table:table-cell table:formula="of:=ABS((-18-[.I47])/-18)" office:value-type="float" office:value="0.00929108362009994" calcext:value-type="float">
            <text:p>0.0093</text:p>
          </table:table-cell>
          <table:table-cell table:formula="of:=8*[.M47]+[.L47]" office:value-type="float" office:value="0.224531446738577" calcext:value-type="float">
            <text:p>0.224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6:30:00" calcext:value-type="date">
            <text:p>02/28/23 04:30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failed</text:p>
          </table:table-cell>
        </table:table-row>
        <table:table-row table:style-name="ro1">
          <table:table-cell table:style-name="ce3" office:value-type="date" office:date-value="2023-03-06T14:14:00" calcext:value-type="date">
            <text:p>03/06/23 02:1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office:value-type="float" office:value="-17.9920972293325" calcext:value-type="float">
            <text:p>-17.99210</text:p>
          </table:table-cell>
          <table:table-cell office:value-type="float" office:value="549.69" calcext:value-type="float">
            <text:p>549.69</text:p>
          </table:table-cell>
          <table:table-cell table:formula="of:=[.J49]/60" office:value-type="float" office:value="9.1615" calcext:value-type="float">
            <text:p>9.16</text:p>
          </table:table-cell>
          <table:table-cell table:formula="of:=[.J49]/3600" office:value-type="float" office:value="0.152691666666667" calcext:value-type="float">
            <text:p>0.15</text:p>
          </table:table-cell>
          <table:table-cell table:formula="of:=ABS((-18-[.I49])/-18)" office:value-type="float" office:value="0.000439042814861068" calcext:value-type="float">
            <text:p>0.0004</text:p>
          </table:table-cell>
          <table:table-cell table:formula="of:=8*[.M49]+[.L49]" office:value-type="float" office:value="0.156204009185555" calcext:value-type="float">
            <text:p>0.156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4:35:00" calcext:value-type="date">
            <text:p>03/06/23 02:35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office:value-type="float" office:value="-17.9973979732114" calcext:value-type="float">
            <text:p>-17.99740</text:p>
          </table:table-cell>
          <table:table-cell office:value-type="float" office:value="511.38" calcext:value-type="float">
            <text:p>511.38</text:p>
          </table:table-cell>
          <table:table-cell table:formula="of:=[.J50]/60" office:value-type="float" office:value="8.523" calcext:value-type="float">
            <text:p>8.52</text:p>
          </table:table-cell>
          <table:table-cell table:formula="of:=[.J50]/3600" office:value-type="float" office:value="0.14205" calcext:value-type="float">
            <text:p>0.14</text:p>
          </table:table-cell>
          <table:table-cell table:formula="of:=ABS((-18-[.I50])/-18)" office:value-type="float" office:value="0.000144557043811173" calcext:value-type="float">
            <text:p>0.0001</text:p>
          </table:table-cell>
          <table:table-cell table:formula="of:=8*[.M50]+[.L50]" office:value-type="float" office:value="0.143206456350489" calcext:value-type="float">
            <text:p>0.143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4:52:00" calcext:value-type="date">
            <text:p>03/06/23 02:5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98957590904" calcext:value-type="float">
            <text:p>-17.99990</text:p>
          </table:table-cell>
          <table:table-cell office:value-type="float" office:value="299.44" calcext:value-type="float">
            <text:p>299.44</text:p>
          </table:table-cell>
          <table:table-cell table:formula="of:=[.J51]/60" office:value-type="float" office:value="4.99066666666667" calcext:value-type="float">
            <text:p>4.99</text:p>
          </table:table-cell>
          <table:table-cell table:formula="of:=[.J51]/3600" office:value-type="float" office:value="0.0831777777777778" calcext:value-type="float">
            <text:p>0.08</text:p>
          </table:table-cell>
          <table:table-cell table:formula="of:=ABS((-18-[.I51])/-18)" office:value-type="float" office:value="0.00000579116164445281" calcext:value-type="float">
            <text:p>0.0000</text:p>
          </table:table-cell>
          <table:table-cell table:formula="of:=8*[.M51]+[.L51]" office:value-type="float" office:value="0.0832241070709334" calcext:value-type="float">
            <text:p>0.083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01:00" calcext:value-type="date">
            <text:p>03/06/23 03:01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54359261183" calcext:value-type="float">
            <text:p>-17.99544</text:p>
          </table:table-cell>
          <table:table-cell office:value-type="float" office:value="336.16" calcext:value-type="float">
            <text:p>336.16</text:p>
          </table:table-cell>
          <table:table-cell table:formula="of:=[.J52]/60" office:value-type="float" office:value="5.60266666666667" calcext:value-type="float">
            <text:p>5.60</text:p>
          </table:table-cell>
          <table:table-cell table:formula="of:=[.J52]/3600" office:value-type="float" office:value="0.0933777777777778" calcext:value-type="float">
            <text:p>0.09</text:p>
          </table:table-cell>
          <table:table-cell table:formula="of:=ABS((-18-[.I52])/-18)" office:value-type="float" office:value="0.000253559660094401" calcext:value-type="float">
            <text:p>0.0003</text:p>
          </table:table-cell>
          <table:table-cell table:formula="of:=8*[.M52]+[.L52]" office:value-type="float" office:value="0.095406255058533" calcext:value-type="float">
            <text:p>0.095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08:00" calcext:value-type="date">
            <text:p>03/06/23 03:0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90903158587" calcext:value-type="float">
            <text:p>-17.99909</text:p>
          </table:table-cell>
          <table:table-cell office:value-type="float" office:value="385.43" calcext:value-type="float">
            <text:p>385.43</text:p>
          </table:table-cell>
          <table:table-cell table:formula="of:=[.J53]/60" office:value-type="float" office:value="6.42383333333333" calcext:value-type="float">
            <text:p>6.42</text:p>
          </table:table-cell>
          <table:table-cell table:formula="of:=[.J53]/3600" office:value-type="float" office:value="0.107063888888889" calcext:value-type="float">
            <text:p>0.11</text:p>
          </table:table-cell>
          <table:table-cell table:formula="of:=ABS((-18-[.I53])/-18)" office:value-type="float" office:value="0.0000505380078499071" calcext:value-type="float">
            <text:p>0.0001</text:p>
          </table:table-cell>
          <table:table-cell table:formula="of:=8*[.M53]+[.L53]" office:value-type="float" office:value="0.107468192951688" calcext:value-type="float">
            <text:p>0.107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16:00" calcext:value-type="date">
            <text:p>03/06/23 03:16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7.901" calcext:value-type="float">
            <text:p>17.90100</text:p>
          </table:table-cell>
          <table:table-cell office:value-type="float" office:value="23819.91" calcext:value-type="float">
            <text:p>23819.91</text:p>
          </table:table-cell>
          <table:table-cell table:formula="of:=[.J54]/60" office:value-type="float" office:value="396.9985" calcext:value-type="float">
            <text:p>397.00</text:p>
          </table:table-cell>
          <table:table-cell table:formula="of:=[.J54]/3600" office:value-type="float" office:value="6.61664166666667" calcext:value-type="float">
            <text:p>6.62</text:p>
          </table:table-cell>
          <table:table-cell table:formula="of:=ABS((-18-[.I54])/-18)" office:value-type="float" office:value="1.9945" calcext:value-type="float">
            <text:p>1.9945</text:p>
          </table:table-cell>
          <table:table-cell table:formula="of:=8*[.M54]+[.L54]" office:value-type="float" office:value="22.5726416666667" calcext:value-type="float">
            <text:p>22.572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7T09:55:00" calcext:value-type="date">
            <text:p>03/07/23 09:55 A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prototype, killed after an hour</text:p>
          </table:table-cell>
        </table:table-row>
        <table:table-row table:style-name="ro1">
          <table:table-cell table:style-name="ce3" office:value-type="date" office:date-value="2023-03-07T16:34:00" calcext:value-type="date">
            <text:p>03/07/23 04:34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added runtime options, several failed, “Provide a coupling map”</text:p>
          </table:table-cell>
        </table:table-row>
        <table:table-row table:style-name="ro1">
          <table:table-cell table:style-name="ce3" office:value-type="date" office:date-value="2023-03-08T13:32:00" calcext:value-type="date">
            <text:p>03/08/23 01:32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Simple, no options, manually cancelled at 3:10pm, still hovering around 18</text:p>
          </table:table-cell>
        </table:table-row>
        <table:table-row table:style-name="ro1">
          <table:table-cell table:style-name="ce3" office:value-type="date" office:date-value="2023-03-08T15:11:00" calcext:value-type="date">
            <text:p>03/08/23 03:11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interrupted at 3:36pm</text:p>
          </table:table-cell>
        </table:table-row>
        <table:table-row table:style-name="ro1">
          <table:table-cell table:style-name="ce3" office:value-type="date" office:date-value="2023-03-08T16:25:00" calcext:value-type="date">
            <text:p>03/08/23 04:25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interrupted at 7:51pm</text:p>
          </table:table-cell>
        </table:table-row>
        <table:table-row table:style-name="ro1">
          <table:table-cell table:style-name="ce3" office:value-type="date" office:date-value="2023-03-08T20:04:00" calcext:value-type="date">
            <text:p>03/08/23 08:0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SPSA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.00000</text:p>
          </table:table-cell>
          <table:table-cell office:value-type="float" office:value="1312.21" calcext:value-type="float">
            <text:p>1312.21</text:p>
          </table:table-cell>
          <table:table-cell table:formula="of:=[.J60]/60" office:value-type="float" office:value="21.8701666666667" calcext:value-type="float">
            <text:p>21.87</text:p>
          </table:table-cell>
          <table:table-cell table:formula="of:=[.J60]/3600" office:value-type="float" office:value="0.364502777777778" calcext:value-type="float">
            <text:p>0.36</text:p>
          </table:table-cell>
          <table:table-cell table:formula="of:=ABS((-18-[.I60])/-18)" office:value-type="float" office:value="0.888888888888889" calcext:value-type="float">
            <text:p>0.8889</text:p>
          </table:table-cell>
          <table:table-cell table:style-name="ce12" table:formula="of:=8*[.M60]+[.L60]" office:value-type="float" office:value="7.47561388888889" calcext:value-type="float">
            <text:p>7.475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27:00" calcext:value-type="date">
            <text:p>03/08/23 08:27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3.19133333333333" calcext:value-type="float">
            <text:p>3.19133</text:p>
          </table:table-cell>
          <table:table-cell office:value-type="float" office:value="758.66" calcext:value-type="float">
            <text:p>758.66</text:p>
          </table:table-cell>
          <table:table-cell table:formula="of:=[.J61]/60" office:value-type="float" office:value="12.6443333333333" calcext:value-type="float">
            <text:p>12.64</text:p>
          </table:table-cell>
          <table:table-cell table:formula="of:=[.J61]/3600" office:value-type="float" office:value="0.210738888888889" calcext:value-type="float">
            <text:p>0.21</text:p>
          </table:table-cell>
          <table:table-cell table:formula="of:=ABS((-18-[.I61])/-18)" office:value-type="float" office:value="1.1772962962963" calcext:value-type="float">
            <text:p>1.1773</text:p>
          </table:table-cell>
          <table:table-cell table:style-name="ce12" table:formula="of:=8*[.M61]+[.L61]" office:value-type="float" office:value="9.62910925925926" calcext:value-type="float">
            <text:p>9.629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42:00" calcext:value-type="date">
            <text:p>03/08/23 08:4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1.9716666666667" calcext:value-type="float">
            <text:p>11.97167</text:p>
          </table:table-cell>
          <table:table-cell office:value-type="float" office:value="368.2" calcext:value-type="float">
            <text:p>368.2</text:p>
          </table:table-cell>
          <table:table-cell table:formula="of:=[.J62]/60" office:value-type="float" office:value="6.13666666666667" calcext:value-type="float">
            <text:p>6.14</text:p>
          </table:table-cell>
          <table:table-cell table:formula="of:=[.J62]/3600" office:value-type="float" office:value="0.102277777777778" calcext:value-type="float">
            <text:p>0.10</text:p>
          </table:table-cell>
          <table:table-cell table:formula="of:=ABS((-18-[.I62])/-18)" office:value-type="float" office:value="1.66509259259259" calcext:value-type="float">
            <text:p>1.6651</text:p>
          </table:table-cell>
          <table:table-cell table:style-name="ce12" table:formula="of:=8*[.M62]+[.L62]" office:value-type="float" office:value="13.4230185185185" calcext:value-type="float">
            <text:p>13.423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49:00" calcext:value-type="date">
            <text:p>03/08/23 08:49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2"/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1:15:00" calcext:value-type="date">
            <text:p>03/08/23 09:15 P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2"/>
          <table:table-cell table:number-columns-repeated="2" table:style-name="Default" office:value-type="string" calcext:value-type="string">
            <text:p>cg4mmbquhir4rv1h1ci0</text:p>
          </table:table-cell>
          <table:table-cell office:value-type="string" calcext:value-type="string">
            <text:p>first time on real guadalupe!</text:p>
          </table:table-cell>
        </table:table-row>
        <table:table-row table:style-name="ro1">
          <table:table-cell table:style-name="ce3" office:value-type="date" office:date-value="2023-03-08T22:55:00" calcext:value-type="date">
            <text:p>03/08/23 10:55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5.452" calcext:value-type="float">
            <text:p>-15.45200</text:p>
          </table:table-cell>
          <table:table-cell office:value-type="float" office:value="14818.2" calcext:value-type="float">
            <text:p>14818.2</text:p>
          </table:table-cell>
          <table:table-cell table:formula="of:=[.J65]/60" office:value-type="float" office:value="246.97" calcext:value-type="float">
            <text:p>246.97</text:p>
          </table:table-cell>
          <table:table-cell table:formula="of:=[.J65]/3600" office:value-type="float" office:value="4.11616666666667" calcext:value-type="float">
            <text:p>4.12</text:p>
          </table:table-cell>
          <table:table-cell table:formula="of:=ABS((-18-[.I65])/-18)" office:value-type="float" office:value="0.141555555555555" calcext:value-type="float">
            <text:p>0.1416</text:p>
          </table:table-cell>
          <table:table-cell table:style-name="ce12" table:formula="of:=8*[.M65]+[.L65]" office:value-type="float" office:value="5.24861111111111" calcext:value-type="float">
            <text:p>5.2486</text:p>
          </table:table-cell>
          <table:table-cell table:style-name="Default" table:number-columns-repeated="2"/>
          <table:table-cell office:value-type="string" calcext:value-type="string">
            <text:p>first time with rotosolve!</text:p>
          </table:table-cell>
        </table:table-row>
        <table:table-row table:style-name="ro1">
          <table:table-cell table:style-name="ce3" office:value-type="date" office:date-value="2023-03-09T08:58:00" calcext:value-type="date">
            <text:p>03/09/23 08:58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1.6493333333333" calcext:value-type="float">
            <text:p>-11.64933</text:p>
          </table:table-cell>
          <table:table-cell office:value-type="float" office:value="2208.28" calcext:value-type="float">
            <text:p>2208.28</text:p>
          </table:table-cell>
          <table:table-cell table:formula="of:=[.J66]/60" office:value-type="float" office:value="36.8046666666667" calcext:value-type="float">
            <text:p>36.80</text:p>
          </table:table-cell>
          <table:table-cell table:formula="of:=[.J66]/3600" office:value-type="float" office:value="0.613411111111111" calcext:value-type="float">
            <text:p>0.61</text:p>
          </table:table-cell>
          <table:table-cell table:formula="of:=ABS((-18-[.I66])/-18)" office:value-type="float" office:value="0.352814814814814" calcext:value-type="float">
            <text:p>0.3528</text:p>
          </table:table-cell>
          <table:table-cell table:style-name="ce12" table:formula="of:=8*[.M66]+[.L66]" office:value-type="float" office:value="3.43592962962963" calcext:value-type="float">
            <text:p>3.435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9T10:30:00" calcext:value-type="date">
            <text:p>03/09/23 10:30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24" calcext:value-type="float">
            <text:p>-16.24000</text:p>
          </table:table-cell>
          <table:table-cell office:value-type="float" office:value="8042.71" calcext:value-type="float">
            <text:p>8042.71</text:p>
          </table:table-cell>
          <table:table-cell table:formula="of:=[.J67]/60" office:value-type="float" office:value="134.045166666667" calcext:value-type="float">
            <text:p>134.05</text:p>
          </table:table-cell>
          <table:table-cell table:formula="of:=[.J67]/3600" office:value-type="float" office:value="2.23408611111111" calcext:value-type="float">
            <text:p>2.23</text:p>
          </table:table-cell>
          <table:table-cell table:formula="of:=ABS((-18-[.I67])/-18)" office:value-type="float" office:value="0.0977777777777773" calcext:value-type="float">
            <text:p>0.0978</text:p>
          </table:table-cell>
          <table:table-cell table:style-name="ce12" table:formula="of:=8*[.M67]+[.L67]" office:value-type="float" office:value="3.01630833333333" calcext:value-type="float">
            <text:p>3.0163</text:p>
          </table:table-cell>
          <table:table-cell table:style-name="Default" office:value-type="string" calcext:value-type="string">
            <text:p>cg52b1vvd9seikr29nog</text:p>
          </table:table-cell>
          <table:table-cell table:style-name="Default" office:value-type="string" calcext:value-type="string">
            <text:p>cg549evnjktdlsilqbcg</text:p>
          </table:table-cell>
          <table:table-cell office:value-type="string" calcext:value-type="string">
            <text:p>Running 9 circuits per job</text:p>
          </table:table-cell>
        </table:table-row>
        <table:table-row table:style-name="ro1">
          <table:table-cell table:style-name="ce3" office:value-type="date" office:date-value="2023-03-09T11:13:00" calcext:value-type="date">
            <text:p>03/09/23 11:13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.77275" calcext:value-type="float">
            <text:p>1.77275</text:p>
          </table:table-cell>
          <table:table-cell office:value-type="float" office:value="574.42" calcext:value-type="float">
            <text:p>574.42</text:p>
          </table:table-cell>
          <table:table-cell table:formula="of:=[.J68]/60" office:value-type="float" office:value="9.57366666666667" calcext:value-type="float">
            <text:p>9.57</text:p>
          </table:table-cell>
          <table:table-cell table:formula="of:=[.J68]/3600" office:value-type="float" office:value="0.159561111111111" calcext:value-type="float">
            <text:p>0.16</text:p>
          </table:table-cell>
          <table:table-cell table:formula="of:=ABS((-18-[.I68])/-18)" office:value-type="float" office:value="1.09848611111111" calcext:value-type="float">
            <text:p>1.0985</text:p>
          </table:table-cell>
          <table:table-cell table:style-name="ce12" table:formula="of:=8*[.M68]+[.L68]" office:value-type="float" office:value="8.94745" calcext:value-type="float">
            <text:p>8.947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9T11:28:00" calcext:value-type="date">
            <text:p>03/09/23 11:28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3.38575" calcext:value-type="float">
            <text:p>-13.38575</text:p>
          </table:table-cell>
          <table:table-cell office:value-type="float" office:value="4331.93" calcext:value-type="float">
            <text:p>4331.93</text:p>
          </table:table-cell>
          <table:table-cell table:formula="of:=[.J69]/60" office:value-type="float" office:value="72.1988333333333" calcext:value-type="float">
            <text:p>72.20</text:p>
          </table:table-cell>
          <table:table-cell table:formula="of:=[.J69]/3600" office:value-type="float" office:value="1.20331388888889" calcext:value-type="float">
            <text:p>1.20</text:p>
          </table:table-cell>
          <table:table-cell table:formula="of:=ABS((-18-[.I69])/-18)" office:value-type="float" office:value="0.256347222222222" calcext:value-type="float">
            <text:p>0.2563</text:p>
          </table:table-cell>
          <table:table-cell table:style-name="ce12" table:formula="of:=8*[.M69]+[.L69]" office:value-type="float" office:value="3.25409166666667" calcext:value-type="float">
            <text:p>3.2541</text:p>
          </table:table-cell>
          <table:table-cell table:style-name="Default" office:value-type="string" calcext:value-type="string">
            <text:p>cg536f791as750gftfc0</text:p>
          </table:table-cell>
          <table:table-cell table:style-name="Default" office:value-type="string" calcext:value-type="string">
            <text:p>cg5488ikefmm7uj2qiig</text:p>
          </table:table-cell>
          <table:table-cell office:value-type="string" calcext:value-type="string">
            <text:p>only update one of the 3 tested params</text:p>
          </table:table-cell>
        </table:table-row>
        <table:table-row table:style-name="ro1">
          <table:table-cell table:style-name="ce3" office:value-type="date" office:date-value="2023-03-09T13:23:00" calcext:value-type="date">
            <text:p>03/09/23 01:23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8.54791666666667" calcext:value-type="float">
            <text:p>-8.54792</text:p>
          </table:table-cell>
          <table:table-cell office:value-type="float" office:value="1369.16" calcext:value-type="float">
            <text:p>1369.16</text:p>
          </table:table-cell>
          <table:table-cell table:formula="of:=[.J70]/60" office:value-type="float" office:value="22.8193333333333" calcext:value-type="float">
            <text:p>22.82</text:p>
          </table:table-cell>
          <table:table-cell table:formula="of:=[.J70]/3600" office:value-type="float" office:value="0.380322222222222" calcext:value-type="float">
            <text:p>0.38</text:p>
          </table:table-cell>
          <table:table-cell table:formula="of:=ABS((-18-[.I70])/-18)" office:value-type="float" office:value="0.525115740740741" calcext:value-type="float">
            <text:p>0.5251</text:p>
          </table:table-cell>
          <table:table-cell table:style-name="ce12" table:formula="of:=8*[.M70]+[.L70]" office:value-type="float" office:value="4.58124814814815" calcext:value-type="float">
            <text:p>4.5812</text:p>
          </table:table-cell>
          <table:table-cell office:value-type="string" calcext:value-type="string">
            <text:p>cg54sj7njktdlsin5o1g</text:p>
          </table:table-cell>
          <table:table-cell office:value-type="string" calcext:value-type="string">
            <text:p>cg5570d7vlufro8bkc10</text:p>
          </table:table-cell>
          <table:table-cell office:value-type="string" calcext:value-type="string">
            <text:p>almost always chooses first, so should go back to 3 not 9</text:p>
          </table:table-cell>
        </table:table-row>
        <table:table-row table:style-name="ro1">
          <table:table-cell table:style-name="ce3" office:value-type="date" office:date-value="2023-03-09T14:02:00" calcext:value-type="date">
            <text:p>03/09/23 02:0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9.99683333333334" calcext:value-type="float">
            <text:p>-9.99683</text:p>
          </table:table-cell>
          <table:table-cell office:value-type="float" office:value="687.73" calcext:value-type="float">
            <text:p>687.73</text:p>
          </table:table-cell>
          <table:table-cell table:formula="of:=[.J71]/60" office:value-type="float" office:value="11.4621666666667" calcext:value-type="float">
            <text:p>11.46</text:p>
          </table:table-cell>
          <table:table-cell table:formula="of:=[.J71]/3600" office:value-type="float" office:value="0.191036111111111" calcext:value-type="float">
            <text:p>0.19</text:p>
          </table:table-cell>
          <table:table-cell table:formula="of:=ABS((-18-[.I71])/-18)" office:value-type="float" office:value="0.44462037037037" calcext:value-type="float">
            <text:p>0.4446</text:p>
          </table:table-cell>
          <table:table-cell table:style-name="ce12" table:formula="of:=8*[.M71]+[.L71]" office:value-type="float" office:value="3.74799907407407" calcext:value-type="float">
            <text:p>3.7480</text:p>
          </table:table-cell>
          <table:table-cell office:value-type="string" calcext:value-type="string">
            <text:p>cg55eqte9kgrk9s8tb2g</text:p>
          </table:table-cell>
          <table:table-cell office:value-type="string" calcext:value-type="string">
            <text:p>cg55k2qkefmm7uj60hf0</text:p>
          </table:table-cell>
          <table:table-cell/>
        </table:table-row>
        <table:table-row table:style-name="ro1">
          <table:table-cell table:style-name="ce3" office:value-type="date" office:date-value="2023-03-09T14:34:00" calcext:value-type="date">
            <text:p>03/09/23 02:3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6.79758333333334" calcext:value-type="float">
            <text:p>-6.79758</text:p>
          </table:table-cell>
          <table:table-cell office:value-type="float" office:value="318.04" calcext:value-type="float">
            <text:p>318.04</text:p>
          </table:table-cell>
          <table:table-cell table:formula="of:=[.J72]/60" office:value-type="float" office:value="5.30066666666667" calcext:value-type="float">
            <text:p>5.30</text:p>
          </table:table-cell>
          <table:table-cell table:formula="of:=[.J72]/3600" office:value-type="float" office:value="0.0883444444444445" calcext:value-type="float">
            <text:p>0.09</text:p>
          </table:table-cell>
          <table:table-cell table:formula="of:=ABS((-18-[.I72])/-18)" office:value-type="float" office:value="0.622356481481481" calcext:value-type="float">
            <text:p>0.6224</text:p>
          </table:table-cell>
          <table:table-cell table:style-name="ce12" table:formula="of:=8*[.M72]+[.L72]" office:value-type="float" office:value="5.0671962962963" calcext:value-type="float">
            <text:p>5.0672</text:p>
          </table:table-cell>
          <table:table-cell office:value-type="string" calcext:value-type="string">
            <text:p>cg55tmle9kgrk9sa1en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09T14:44:00" calcext:value-type="date">
            <text:p>03/09/23 02:4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34875" calcext:value-type="float">
            <text:p>-16.34875</text:p>
          </table:table-cell>
          <table:table-cell office:value-type="float" office:value="5869.91" calcext:value-type="float">
            <text:p>5869.91</text:p>
          </table:table-cell>
          <table:table-cell table:formula="of:=[.J73]/60" office:value-type="float" office:value="97.8318333333333" calcext:value-type="float">
            <text:p>97.83</text:p>
          </table:table-cell>
          <table:table-cell table:formula="of:=[.J73]/3600" office:value-type="float" office:value="1.63053055555556" calcext:value-type="float">
            <text:p>1.63</text:p>
          </table:table-cell>
          <table:table-cell table:formula="of:=ABS((-18-[.I73])/-18)" office:value-type="float" office:value="0.091736111111111" calcext:value-type="float">
            <text:p>0.0917</text:p>
          </table:table-cell>
          <table:table-cell table:style-name="ce12" table:formula="of:=8*[.M73]+[.L73]" office:value-type="float" office:value="2.36441944444444" calcext:value-type="float">
            <text:p>2.3644</text:p>
          </table:table-cell>
          <table:table-cell office:value-type="string" calcext:value-type="string">
            <text:p>cg562iqkefmm7uj72kn0</text:p>
          </table:table-cell>
          <table:table-cell/>
          <table:table-cell office:value-type="string" calcext:value-type="string">
            <text:p>ah, I’m never actually reporting the best result without the 0,+,-!</text:p>
          </table:table-cell>
        </table:table-row>
        <table:table-row table:style-name="ro1">
          <table:table-cell table:style-name="ce3" office:value-type="date" office:date-value="2023-03-09T16:23:00" calcext:value-type="date">
            <text:p>03/09/23 04:23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1925" calcext:value-type="float">
            <text:p>-16.19250</text:p>
          </table:table-cell>
          <table:table-cell office:value-type="float" office:value="20270.07" calcext:value-type="float">
            <text:p>20270.07</text:p>
          </table:table-cell>
          <table:table-cell table:formula="of:=[.J74]/60" office:value-type="float" office:value="337.8345" calcext:value-type="float">
            <text:p>337.83</text:p>
          </table:table-cell>
          <table:table-cell table:formula="of:=[.J74]/3600" office:value-type="float" office:value="5.630575" calcext:value-type="float">
            <text:p>5.63</text:p>
          </table:table-cell>
          <table:table-cell table:formula="of:=ABS((-18-[.I74])/-18)" office:value-type="float" office:value="0.100416666666667" calcext:value-type="float">
            <text:p>0.1004</text:p>
          </table:table-cell>
          <table:table-cell table:style-name="ce12" table:formula="of:=8*[.M74]+[.L74]" office:value-type="float" office:value="6.43390833333333" calcext:value-type="float">
            <text:p>6.4339</text:p>
          </table:table-cell>
          <table:table-cell office:value-type="string" calcext:value-type="string">
            <text:p>cg57h6ikefmm7ujacpd0</text:p>
          </table:table-cell>
          <table:table-cell/>
          <table:table-cell office:value-type="string" calcext:value-type="string">
            <text:p>leveled off after 9 iterations; at 7:57pm (3h34m) val -16.1543, 8E+H: 4.3903</text:p>
          </table:table-cell>
        </table:table-row>
        <table:table-row table:style-name="ro1">
          <table:table-cell table:style-name="ce3" office:value-type="date" office:date-value="2023-03-09T22:07:00" calcext:value-type="date">
            <text:p>03/09/23 10:07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6" calcext:value-type="float">
            <text:p>6</text:p>
          </table:table-cell>
          <table:table-cell office:value-type="float" office:value="-13.2711666666667" calcext:value-type="float">
            <text:p>-13.27117</text:p>
          </table:table-cell>
          <table:table-cell office:value-type="float" office:value="8273.33" calcext:value-type="float">
            <text:p>8273.33</text:p>
          </table:table-cell>
          <table:table-cell table:formula="of:=[.J75]/60" office:value-type="float" office:value="137.888833333333" calcext:value-type="float">
            <text:p>137.89</text:p>
          </table:table-cell>
          <table:table-cell table:formula="of:=[.J75]/3600" office:value-type="float" office:value="2.29814722222222" calcext:value-type="float">
            <text:p>2.30</text:p>
          </table:table-cell>
          <table:table-cell table:formula="of:=ABS((-18-[.I75])/-18)" office:value-type="float" office:value="0.262712962962963" calcext:value-type="float">
            <text:p>0.2627</text:p>
          </table:table-cell>
          <table:table-cell table:style-name="ce12" table:formula="of:=8*[.M75]+[.L75]" office:value-type="float" office:value="4.39985092592592" calcext:value-type="float">
            <text:p>4.3999</text:p>
          </table:table-cell>
          <table:table-cell office:value-type="string" calcext:value-type="string">
            <text:p>cg5cic7njktdlsj5ee9g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0T07:21:00" calcext:value-type="date">
            <text:p>03/10/23 07:21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J76]/60" office:value-type="float" office:value="0" calcext:value-type="float">
            <text:p>0.00</text:p>
          </table:table-cell>
          <table:table-cell table:formula="of:=[.J76]/3600" office:value-type="float" office:value="0" calcext:value-type="float">
            <text:p>0.00</text:p>
          </table:table-cell>
          <table:table-cell table:formula="of:=ABS((-18-[.I76])/-18)" office:value-type="float" office:value="1" calcext:value-type="float">
            <text:p>1.0000</text:p>
          </table:table-cell>
          <table:table-cell table:style-name="ce12" table:formula="of:=8*[.M76]+[.L76]" office:value-type="float" office:value="8" calcext:value-type="float">
            <text:p>8.0000</text:p>
          </table:table-cell>
          <table:table-cell office:value-type="string" calcext:value-type="string">
            <text:p>cg5km2d7vlubm7k6k6hg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0T19:02:00" calcext:value-type="date">
            <text:p>03/10/23 07:0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office:value-type="float" office:value="-14.2656666666667" calcext:value-type="float">
            <text:p>-14.26567</text:p>
          </table:table-cell>
          <table:table-cell office:value-type="float" office:value="11139.15" calcext:value-type="float">
            <text:p>11139.15</text:p>
          </table:table-cell>
          <table:table-cell table:formula="of:=[.J77]/60" office:value-type="float" office:value="185.6525" calcext:value-type="float">
            <text:p>185.65</text:p>
          </table:table-cell>
          <table:table-cell table:formula="of:=[.J77]/3600" office:value-type="float" office:value="3.09420833333333" calcext:value-type="float">
            <text:p>3.09</text:p>
          </table:table-cell>
          <table:table-cell table:formula="of:=ABS((-18-[.I77])/-18)" office:value-type="float" office:value="0.207462962962963" calcext:value-type="float">
            <text:p>0.2075</text:p>
          </table:table-cell>
          <table:table-cell table:style-name="ce12" table:formula="of:=8*[.M77]+[.L77]" office:value-type="float" office:value="4.75391203703703" calcext:value-type="float">
            <text:p>4.7539</text:p>
          </table:table-cell>
          <table:table-cell office:value-type="string" calcext:value-type="string">
            <text:p>cg5uuale9kgh02pgu1p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4T13:00:00" calcext:value-type="date">
            <text:p>03/14/23 01:00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office:value-type="float" office:value="-17.9531666666667" calcext:value-type="float">
            <text:p>-17.95317</text:p>
          </table:table-cell>
          <table:table-cell office:value-type="float" office:value="38272.36" calcext:value-type="float">
            <text:p>38272.36</text:p>
          </table:table-cell>
          <table:table-cell table:formula="of:=[.J78]/60" office:value-type="float" office:value="637.872666666667" calcext:value-type="float">
            <text:p>637.87</text:p>
          </table:table-cell>
          <table:table-cell table:formula="of:=[.J78]/3600" office:value-type="float" office:value="10.6312111111111" calcext:value-type="float">
            <text:p>10.63</text:p>
          </table:table-cell>
          <table:table-cell table:formula="of:=ABS((-18-[.I78])/-18)" office:value-type="float" office:value="0.00260185185185138" calcext:value-type="float">
            <text:p>0.0026</text:p>
          </table:table-cell>
          <table:table-cell table:style-name="ce13" table:formula="of:=8*[.M78]+[.L78]" office:value-type="float" office:value="10.6520259259259" calcext:value-type="float">
            <text:p>10.6520</text:p>
          </table:table-cell>
          <table:table-cell office:value-type="string" calcext:value-type="string">
            <text:p>cg8dd97njktevf0n5arg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4T13:19:00" calcext:value-type="date">
            <text:p>03/14/23 01:19 P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J79]/60" office:value-type="float" office:value="0" calcext:value-type="float">
            <text:p>0.00</text:p>
          </table:table-cell>
          <table:table-cell table:formula="of:=[.J79]/3600" office:value-type="float" office:value="0" calcext:value-type="float">
            <text:p>0.00</text:p>
          </table:table-cell>
          <table:table-cell table:formula="of:=ABS((-18-[.I79])/-18)" office:value-type="float" office:value="1" calcext:value-type="float">
            <text:p>1.0000</text:p>
          </table:table-cell>
          <table:table-cell table:style-name="ce14" table:formula="of:=8*[.M79]+[.L79]" office:value-type="float" office:value="8" calcext:value-type="float">
            <text:p>8.0000</text:p>
          </table:table-cell>
          <table:table-cell office:value-type="string" calcext:value-type="string">
            <text:p>cg8ddkf91asass2fvg7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5T02:31:00" calcext:value-type="date">
            <text:p>03/15/23 02:31 A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J80]/60" office:value-type="float" office:value="0" calcext:value-type="float">
            <text:p>0.00</text:p>
          </table:table-cell>
          <table:table-cell table:formula="of:=[.J80]/3600" office:value-type="float" office:value="0" calcext:value-type="float">
            <text:p>0.00</text:p>
          </table:table-cell>
          <table:table-cell table:formula="of:=ABS((-18-[.I80])/-18)" office:value-type="float" office:value="1" calcext:value-type="float">
            <text:p>1.0000</text:p>
          </table:table-cell>
          <table:table-cell table:style-name="ce15" table:formula="of:=8*[.M80]+[.L80]" office:value-type="float" office:value="8" calcext:value-type="float">
            <text:p>8.0000</text:p>
          </table:table-cell>
          <table:table-cell office:value-type="string" calcext:value-type="string">
            <text:p>cg8p0likefmsq7atjdk0</text:p>
          </table:table-cell>
          <table:table-cell/>
          <table:table-cell office:value-type="string" calcext:value-type="string">
            <text:p>queued during reservation via sleep timer before I went to bed</text:p>
          </table:table-cell>
        </table:table-row>
        <table:table-row table:style-name="ro1">
          <table:table-cell table:style-name="ce3" office:value-type="date" office:date-value="2023-03-16T17:24:00" calcext:value-type="date">
            <text:p>03/16/23 05:2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VQE</text:p>
          </table:table-cell>
          <table:table-cell table:number-columns-repeated="3"/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office:value-type="float" office:value="-18.1107702762748" calcext:value-type="float">
            <text:p>-18.11077</text:p>
          </table:table-cell>
          <table:table-cell office:value-type="float" office:value="329.19" calcext:value-type="float">
            <text:p>329.19</text:p>
          </table:table-cell>
          <table:table-cell table:formula="of:=[.J81]/60" office:value-type="float" office:value="5.4865" calcext:value-type="float">
            <text:p>5.49</text:p>
          </table:table-cell>
          <table:table-cell table:formula="of:=[.J81]/3600" office:value-type="float" office:value="0.0914416666666667" calcext:value-type="float">
            <text:p>0.09</text:p>
          </table:table-cell>
          <table:table-cell table:formula="of:=ABS((-18-[.I81])/-18)" office:value-type="float" office:value="0.00615390423749081" calcext:value-type="float">
            <text:p>0.0062</text:p>
          </table:table-cell>
          <table:table-cell table:style-name="ce19" table:formula="of:=8*[.M81]+[.L81]" office:value-type="float" office:value="0.140672900566593" calcext:value-type="float">
            <text:p>0.1407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3-16T18:29:00" calcext:value-type="date">
            <text:p>03/16/23 06:29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VQE</text:p>
          </table:table-cell>
          <table:table-cell table:number-columns-repeated="3"/>
          <table:table-cell office:value-type="string" calcext:value-type="string">
            <text:p>shallow c11</text:p>
          </table:table-cell>
          <table:table-cell office:value-type="float" office:value="3" calcext:value-type="float">
            <text:p>3</text:p>
          </table:table-cell>
          <table:table-cell office:value-type="float" office:value="-18" calcext:value-type="float">
            <text:p>-18.00000</text:p>
          </table:table-cell>
          <table:table-cell office:value-type="float" office:value="80.44" calcext:value-type="float">
            <text:p>80.44</text:p>
          </table:table-cell>
          <table:table-cell table:formula="of:=[.J82]/60" office:value-type="float" office:value="1.34066666666667" calcext:value-type="float">
            <text:p>1.34</text:p>
          </table:table-cell>
          <table:table-cell table:formula="of:=[.J82]/3600" office:value-type="float" office:value="0.0223444444444444" calcext:value-type="float">
            <text:p>0.02</text:p>
          </table:table-cell>
          <table:table-cell table:formula="of:=ABS((-18-[.I82])/-18)" office:value-type="float" office:value="0" calcext:value-type="float">
            <text:p>0.0000</text:p>
          </table:table-cell>
          <table:table-cell table:style-name="ce21" table:formula="of:=8*[.M82]+[.L82]" office:value-type="float" office:value="0.0223444444444444" calcext:value-type="float">
            <text:p>0.0223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3-29T08:31:00" calcext:value-type="date">
            <text:p>03/29/23 08:31 AM</text:p>
          </table:table-cell>
          <table:table-cell office:value-type="string" calcext:value-type="string">
            <text:p>IonQ</text:p>
          </table:table-cell>
          <table:table-cell office:value-type="string" calcext:value-type="string">
            <text:p>RotoselectVQ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3693158973826" calcext:value-type="float">
            <text:p>-17.36932</text:p>
          </table:table-cell>
          <table:table-cell office:value-type="float" office:value="115629.38" calcext:value-type="float">
            <text:p>115629.38</text:p>
          </table:table-cell>
          <table:table-cell table:formula="of:=[.J83]/60" office:value-type="float" office:value="1927.15633333333" calcext:value-type="float">
            <text:p>1927.16</text:p>
          </table:table-cell>
          <table:table-cell table:formula="of:=[.J83]/3600" office:value-type="float" office:value="32.1192722222222" calcext:value-type="float">
            <text:p>32.12</text:p>
          </table:table-cell>
          <table:table-cell table:formula="of:=ABS((-18-[.I83])/-18)" office:value-type="float" office:value="0.0350380057009644" calcext:value-type="float">
            <text:p>0.0350</text:p>
          </table:table-cell>
          <table:table-cell table:style-name="ce23" table:formula="of:=8*[.M83]+[.L83]" office:value-type="float" office:value="32.3995762678299" calcext:value-type="float">
            <text:p>32.3996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3-28T20:08:00" calcext:value-type="date">
            <text:p>03/28/23 08:08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RotoselectVQ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3429053391262" calcext:value-type="float">
            <text:p>-17.34291</text:p>
          </table:table-cell>
          <table:table-cell office:value-type="float" office:value="20083.92" calcext:value-type="float">
            <text:p>20083.92</text:p>
          </table:table-cell>
          <table:table-cell table:formula="of:=[.J84]/60" office:value-type="float" office:value="334.732" calcext:value-type="float">
            <text:p>334.73</text:p>
          </table:table-cell>
          <table:table-cell table:formula="of:=[.J84]/3600" office:value-type="float" office:value="5.57886666666667" calcext:value-type="float">
            <text:p>5.58</text:p>
          </table:table-cell>
          <table:table-cell table:formula="of:=ABS((-18-[.I84])/-18)" office:value-type="float" office:value="0.036505258937436" calcext:value-type="float">
            <text:p>0.0365</text:p>
          </table:table-cell>
          <table:table-cell table:style-name="ce24" table:formula="of:=8*[.M84]+[.L84]" office:value-type="float" office:value="5.87090873816616" calcext:value-type="float">
            <text:p>5.8709</text:p>
          </table:table-cell>
          <table:table-cell office:value-type="string" calcext:value-type="string">
            <text:p>cghlr10i9dhknl73u5s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31T10:29:28" calcext:value-type="date">
            <text:p>03/31/23 10:29 A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RotoselectVQ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8.43231958284727" calcext:value-type="float">
            <text:p>-8.43232</text:p>
          </table:table-cell>
          <table:table-cell office:value-type="float" office:value="243998.68" calcext:value-type="float">
            <text:p>243998.68</text:p>
          </table:table-cell>
          <table:table-cell table:formula="of:=[.J85]/60" office:value-type="float" office:value="4066.64466666667" calcext:value-type="float">
            <text:p>4066.64</text:p>
          </table:table-cell>
          <table:table-cell table:formula="of:=[.J85]/3600" office:value-type="float" office:value="67.7774111111111" calcext:value-type="float">
            <text:p>67.78</text:p>
          </table:table-cell>
          <table:table-cell table:formula="of:=ABS((-18-[.I85])/-18)" office:value-type="float" office:value="0.53153780095293" calcext:value-type="float">
            <text:p>0.5315</text:p>
          </table:table-cell>
          <table:table-cell table:style-name="ce27" table:formula="of:=8*[.M85]+[.L85]" office:value-type="float" office:value="72.0297135187345" calcext:value-type="float">
            <text:p>72.0297</text:p>
          </table:table-cell>
          <table:table-cell office:value-type="string" calcext:value-type="string">
            <text:p>cghlunbd0r8bj53v60fg</text:p>
          </table:table-cell>
          <table:table-cell/>
          <table:table-cell office:value-type="string" calcext:value-type="string">
            <text:p>Hung for 2 days on iteration 1 gate 8, had to manually cancel</text:p>
          </table:table-cell>
        </table:table-row>
        <table:table-row table:style-name="ro1">
          <table:table-cell table:style-name="ce3" office:value-type="date" office:date-value="2023-04-06T20:34:00" calcext:value-type="date">
            <text:p>04/06/23 08:34 PM</text:p>
          </table:table-cell>
          <table:table-cell office:value-type="string" calcext:value-type="string">
            <text:p>IonQ</text:p>
          </table:table-cell>
          <table:table-cell office:value-type="string" calcext:value-type="string">
            <text:p>L_BFGS_B</text:p>
          </table:table-cell>
          <table:table-cell table:number-columns-repeated="3"/>
          <table:table-cell office:value-type="string" calcext:value-type="string">
            <text:p>rotsym</text:p>
          </table:table-cell>
          <table:table-cell/>
          <table:table-cell office:value-type="float" office:value="-17.4296875" calcext:value-type="float">
            <text:p>-17.42969</text:p>
          </table:table-cell>
          <table:table-cell office:value-type="float" office:value="5951.47" calcext:value-type="float">
            <text:p>5951.47</text:p>
          </table:table-cell>
          <table:table-cell table:formula="of:=[.J86]/60" office:value-type="float" office:value="99.1911666666667" calcext:value-type="float">
            <text:p>99.19</text:p>
          </table:table-cell>
          <table:table-cell table:formula="of:=[.J86]/3600" office:value-type="float" office:value="1.65318611111111" calcext:value-type="float">
            <text:p>1.65</text:p>
          </table:table-cell>
          <table:table-cell table:formula="of:=ABS((-18-[.I86])/-18)" office:value-type="float" office:value="0.0316840277777778" calcext:value-type="float">
            <text:p>0.0317</text:p>
          </table:table-cell>
          <table:table-cell table:style-name="ce29" table:formula="of:=8*[.M86]+[.L86]" office:value-type="float" office:value="1.90665833333333" calcext:value-type="float">
            <text:p>1.9067</text:p>
          </table:table-cell>
          <table:table-cell table:number-columns-repeated="2"/>
          <table:table-cell office:value-type="string" calcext:value-type="string">
            <text:p>aria noise model, cost function evals: 175</text:p>
          </table:table-cell>
        </table:table-row>
        <table:table-row table:style-name="ro1">
          <table:table-cell table:style-name="ce3" office:value-type="date" office:date-value="2023-04-10T12:33:00" calcext:value-type="date">
            <text:p>04/10/23 12:33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table:number-columns-repeated="3"/>
          <table:table-cell office:value-type="string" calcext:value-type="string">
            <text:p>rotsym</text:p>
          </table:table-cell>
          <table:table-cell/>
          <table:table-cell office:value-type="float" office:value="-16.046875" calcext:value-type="float">
            <text:p>-16.04688</text:p>
          </table:table-cell>
          <table:table-cell office:value-type="float" office:value="673.24" calcext:value-type="float">
            <text:p>673.24</text:p>
          </table:table-cell>
          <table:table-cell table:formula="of:=[.J87]/60" office:value-type="float" office:value="11.2206666666667" calcext:value-type="float">
            <text:p>11.22</text:p>
          </table:table-cell>
          <table:table-cell table:formula="of:=[.J87]/3600" office:value-type="float" office:value="0.187011111111111" calcext:value-type="float">
            <text:p>0.19</text:p>
          </table:table-cell>
          <table:table-cell table:formula="of:=ABS((-18-[.I87])/-18)" office:value-type="float" office:value="0.108506944444444" calcext:value-type="float">
            <text:p>0.1085</text:p>
          </table:table-cell>
          <table:table-cell table:style-name="ce31" table:formula="of:=8*[.M87]+[.L87]" office:value-type="float" office:value="1.05506666666667" calcext:value-type="float">
            <text:p>1.0551</text:p>
          </table:table-cell>
          <table:table-cell table:number-columns-repeated="2"/>
          <table:table-cell office:value-type="string" calcext:value-type="string">
            <text:p>guadalupe noise model, cost function evals: 147</text:p>
          </table:table-cell>
        </table:table-row>
        <table:table-row table:style-name="ro1">
          <table:table-cell table:style-name="ce3" office:value-type="date" office:date-value="2023-04-11T23:34:00" calcext:value-type="date">
            <text:p>04/11/23 11:3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VQ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2.7560006232299" calcext:value-type="float">
            <text:p>-12.75600</text:p>
          </table:table-cell>
          <table:table-cell office:value-type="float" office:value="124664.55" calcext:value-type="float">
            <text:p>124664.55</text:p>
          </table:table-cell>
          <table:table-cell table:formula="of:=[.J88]/60" office:value-type="float" office:value="2077.7425" calcext:value-type="float">
            <text:p>2077.74</text:p>
          </table:table-cell>
          <table:table-cell table:formula="of:=[.J88]/3600" office:value-type="float" office:value="34.6290416666667" calcext:value-type="float">
            <text:p>34.63</text:p>
          </table:table-cell>
          <table:table-cell table:formula="of:=ABS((-18-[.I88])/-18)" office:value-type="float" office:value="0.291333298709448" calcext:value-type="float">
            <text:p>0.2913</text:p>
          </table:table-cell>
          <table:table-cell table:style-name="ce33" table:formula="of:=8*[.M88]+[.L88]" office:value-type="float" office:value="36.9597080563423" calcext:value-type="float">
            <text:p>36.9597</text:p>
          </table:table-cell>
          <table:table-cell table:number-columns-repeated="2"/>
          <table:table-cell office:value-type="string" calcext:value-type="string">
            <text:p>guadalupe noise model, needs more iterations to handle noise</text:p>
          </table:table-cell>
        </table:table-row>
        <table:table-row table:style-name="ro1">
          <table:table-cell table:style-name="ce3" office:value-type="date" office:date-value="2023-04-12T03:01:00" calcext:value-type="date">
            <text:p>04/12/23 03:01 A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table:number-columns-repeated="3"/>
          <table:table-cell office:value-type="string" calcext:value-type="string">
            <text:p>rotsym</text:p>
          </table:table-cell>
          <table:table-cell/>
          <table:table-cell office:value-type="float" office:value="-16.47125" calcext:value-type="float">
            <text:p>-16.47125</text:p>
          </table:table-cell>
          <table:table-cell office:value-type="float" office:value="56343.32" calcext:value-type="float">
            <text:p>56343.32</text:p>
          </table:table-cell>
          <table:table-cell table:formula="of:=[.J89]/60" office:value-type="float" office:value="939.055333333333" calcext:value-type="float">
            <text:p>939.06</text:p>
          </table:table-cell>
          <table:table-cell table:formula="of:=[.J89]/3600" office:value-type="float" office:value="15.6509222222222" calcext:value-type="float">
            <text:p>15.65</text:p>
          </table:table-cell>
          <table:table-cell table:formula="of:=ABS((-18-[.I89])/-18)" office:value-type="float" office:value="0.0849305555555553" calcext:value-type="float">
            <text:p>0.0849</text:p>
          </table:table-cell>
          <table:table-cell table:style-name="ce34" table:formula="of:=8*[.M89]+[.L89]" office:value-type="float" office:value="16.3303666666667" calcext:value-type="float">
            <text:p>16.3304</text:p>
          </table:table-cell>
          <table:table-cell office:value-type="string" calcext:value-type="string">
            <text:p>cgqqats42474d0hvqdn0</text:p>
          </table:table-cell>
          <table:table-cell/>
          <table:table-cell office:value-type="string" calcext:value-type="string">
            <text:p>guadalupe noise model, exception after iteration 41</text:p>
          </table:table-cell>
        </table:table-row>
        <table:table-row table:style-name="ro1">
          <table:table-cell table:style-name="ce3" office:value-type="date" office:date-value="2023-04-12T08:02:00" calcext:value-type="date">
            <text:p>04/12/23 08:02 A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table:number-columns-repeated="3"/>
          <table:table-cell office:value-type="string" calcext:value-type="string">
            <text:p>rotsym</text:p>
          </table:table-cell>
          <table:table-cell/>
          <table:table-cell office:value-type="float" office:value="-16.4758333333333" calcext:value-type="float">
            <text:p>-16.47583</text:p>
          </table:table-cell>
          <table:table-cell office:value-type="float" office:value="72306.12" calcext:value-type="float">
            <text:p>72306.12</text:p>
          </table:table-cell>
          <table:table-cell table:formula="of:=[.J90]/60" office:value-type="float" office:value="1205.102" calcext:value-type="float">
            <text:p>1205.10</text:p>
          </table:table-cell>
          <table:table-cell table:formula="of:=[.J90]/3600" office:value-type="float" office:value="20.0850333333333" calcext:value-type="float">
            <text:p>20.09</text:p>
          </table:table-cell>
          <table:table-cell table:formula="of:=ABS((-18-[.I90])/-18)" office:value-type="float" office:value="0.0846759259259253" calcext:value-type="float">
            <text:p>0.0847</text:p>
          </table:table-cell>
          <table:table-cell table:style-name="ce37" table:formula="of:=8*[.M90]+[.L90]" office:value-type="float" office:value="20.7624407407407" calcext:value-type="float">
            <text:p>20.7624</text:p>
          </table:table-cell>
          <table:table-cell office:value-type="string" calcext:value-type="string">
            <text:p>cgqqrgc5firqikfnuki0</text:p>
          </table:table-cell>
          <table:table-cell/>
          <table:table-cell office:value-type="string" calcext:value-type="string">
            <text:p>guadalupe noise model, exception after iteration 50</text:p>
          </table:table-cell>
        </table:table-row>
        <table:table-row table:style-name="ro1">
          <table:table-cell table:style-name="ce3" office:value-type="date" office:date-value="2023-04-12T19:01:00" calcext:value-type="date">
            <text:p>04/12/23 07:01 PM</text:p>
          </table:table-cell>
          <table:table-cell office:value-type="string" calcext:value-type="string">
            <text:p>hpc</text:p>
          </table:table-cell>
          <table:table-cell office:value-type="string" calcext:value-type="string">
            <text:p>RotoselectVQE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combo</text:p>
          </table:table-cell>
          <table:table-cell office:value-type="float" office:value="2" calcext:value-type="float">
            <text:p>2</text:p>
          </table:table-cell>
          <table:table-cell office:value-type="float" office:value="-14.684741654919" calcext:value-type="float">
            <text:p>-14.68474</text:p>
          </table:table-cell>
          <table:table-cell office:value-type="float" office:value="17078.45" calcext:value-type="float">
            <text:p>17078.45</text:p>
          </table:table-cell>
          <table:table-cell table:formula="of:=[.J91]/60" office:value-type="float" office:value="284.640833333333" calcext:value-type="float">
            <text:p>284.64</text:p>
          </table:table-cell>
          <table:table-cell table:formula="of:=[.J91]/3600" office:value-type="float" office:value="4.74401388888889" calcext:value-type="float">
            <text:p>4.74</text:p>
          </table:table-cell>
          <table:table-cell table:formula="of:=ABS((-18-[.I91])/-18)" office:value-type="float" office:value="0.184181019171167" calcext:value-type="float">
            <text:p>0.1842</text:p>
          </table:table-cell>
          <table:table-cell table:style-name="ce39" table:formula="of:=8*[.M91]+[.L91]" office:value-type="float" office:value="6.21746204225822" calcext:value-type="float">
            <text:p>6.2175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2T23:56:00" calcext:value-type="date">
            <text:p>04/12/23 11:56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=&gt;Rotosolve</text:p>
          </table:table-cell>
          <table:table-cell office:value-type="string" calcext:value-type="string">
            <text:p>1, 100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9999862808807" calcext:value-type="float">
            <text:p>-17.99999</text:p>
          </table:table-cell>
          <table:table-cell office:value-type="float" office:value="2990.45" calcext:value-type="float">
            <text:p>2990.45</text:p>
          </table:table-cell>
          <table:table-cell table:formula="of:=[.J92]/60" office:value-type="float" office:value="49.8408333333333" calcext:value-type="float">
            <text:p>49.84</text:p>
          </table:table-cell>
          <table:table-cell table:formula="of:=[.J92]/3600" office:value-type="float" office:value="0.830680555555556" calcext:value-type="float">
            <text:p>0.83</text:p>
          </table:table-cell>
          <table:table-cell table:formula="of:=ABS((-18-[.I92])/-18)" office:value-type="float" office:value="0.00000076217329257765" calcext:value-type="float">
            <text:p>0.0000</text:p>
          </table:table-cell>
          <table:table-cell table:style-name="ce40" table:formula="of:=8*[.M92]+[.L92]" office:value-type="float" office:value="0.830686652941896" calcext:value-type="float">
            <text:p>0.8307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3T00:09:00" calcext:value-type="date">
            <text:p>04/13/23 12:09 A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=&gt;Rotosolve</text:p>
          </table:table-cell>
          <table:table-cell office:value-type="string" calcext:value-type="string">
            <text:p>1,5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9992067301161" calcext:value-type="float">
            <text:p>-17.99921</text:p>
          </table:table-cell>
          <table:table-cell office:value-type="float" office:value="182.41" calcext:value-type="float">
            <text:p>182.41</text:p>
          </table:table-cell>
          <table:table-cell table:formula="of:=[.J93]/60" office:value-type="float" office:value="3.04016666666667" calcext:value-type="float">
            <text:p>3.04</text:p>
          </table:table-cell>
          <table:table-cell table:formula="of:=[.J93]/3600" office:value-type="float" office:value="0.0506694444444444" calcext:value-type="float">
            <text:p>0.05</text:p>
          </table:table-cell>
          <table:table-cell table:formula="of:=ABS((-18-[.I93])/-18)" office:value-type="float" office:value="0.000044070549103381" calcext:value-type="float">
            <text:p>0.0000</text:p>
          </table:table-cell>
          <table:table-cell table:style-name="ce41" table:formula="of:=8*[.M93]+[.L93]" office:value-type="float" office:value="0.0510220088372715" calcext:value-type="float">
            <text:p>0.0510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3T00:24:00" calcext:value-type="date">
            <text:p>04/13/23 12:24 A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=&gt;Rotosolve</text:p>
          </table:table-cell>
          <table:table-cell office:value-type="string" calcext:value-type="string">
            <text:p>1,7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9777994369246" calcext:value-type="float">
            <text:p>-17.97780</text:p>
          </table:table-cell>
          <table:table-cell office:value-type="float" office:value="218.94" calcext:value-type="float">
            <text:p>218.94</text:p>
          </table:table-cell>
          <table:table-cell table:formula="of:=[.J94]/60" office:value-type="float" office:value="3.649" calcext:value-type="float">
            <text:p>3.65</text:p>
          </table:table-cell>
          <table:table-cell table:formula="of:=[.J94]/3600" office:value-type="float" office:value="0.0608166666666667" calcext:value-type="float">
            <text:p>0.06</text:p>
          </table:table-cell>
          <table:table-cell table:formula="of:=ABS((-18-[.I94])/-18)" office:value-type="float" office:value="0.00123336461529829" calcext:value-type="float">
            <text:p>0.0012</text:p>
          </table:table-cell>
          <table:table-cell table:style-name="ce42" table:formula="of:=8*[.M94]+[.L94]" office:value-type="float" office:value="0.070683583589053" calcext:value-type="float">
            <text:p>0.0707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3T00:43:00" calcext:value-type="date">
            <text:p>04/13/23 12:43 A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=&gt;Rotosolve</text:p>
          </table:table-cell>
          <table:table-cell office:value-type="string" calcext:value-type="string">
            <text:p>1, 6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99999732" calcext:value-type="float">
            <text:p>-18.00000</text:p>
          </table:table-cell>
          <table:table-cell office:value-type="float" office:value="227.55" calcext:value-type="float">
            <text:p>227.55</text:p>
          </table:table-cell>
          <table:table-cell table:formula="of:=[.J95]/60" office:value-type="float" office:value="3.7925" calcext:value-type="float">
            <text:p>3.79</text:p>
          </table:table-cell>
          <table:table-cell table:formula="of:=[.J95]/3600" office:value-type="float" office:value="0.0632083333333333" calcext:value-type="float">
            <text:p>0.06</text:p>
          </table:table-cell>
          <table:table-cell table:formula="of:=ABS((-18-[.I95])/-18)" office:value-type="float" office:value="0.00000014888888897089" calcext:value-type="float">
            <text:p>0.0000</text:p>
          </table:table-cell>
          <table:table-cell table:style-name="ce43" table:formula="of:=8*[.M95]+[.L95]" office:value-type="float" office:value="0.0632095244444451" calcext:value-type="float">
            <text:p>0.0632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3T01:06:00" calcext:value-type="date">
            <text:p>04/13/23 01:06 A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olv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ombo</text:p>
          </table:table-cell>
          <table:table-cell office:value-type="float" office:value="2" calcext:value-type="float">
            <text:p>2</text:p>
          </table:table-cell>
          <table:table-cell office:value-type="float" office:value="-17.999957002049" calcext:value-type="float">
            <text:p>-17.99996</text:p>
          </table:table-cell>
          <table:table-cell office:value-type="float" office:value="163.03" calcext:value-type="float">
            <text:p>163.03</text:p>
          </table:table-cell>
          <table:table-cell table:formula="of:=[.J96]/60" office:value-type="float" office:value="2.71716666666667" calcext:value-type="float">
            <text:p>2.72</text:p>
          </table:table-cell>
          <table:table-cell table:formula="of:=[.J96]/3600" office:value-type="float" office:value="0.0452861111111111" calcext:value-type="float">
            <text:p>0.05</text:p>
          </table:table-cell>
          <table:table-cell table:formula="of:=ABS((-18-[.I96])/-18)" office:value-type="float" office:value="0.00000238877505489812" calcext:value-type="float">
            <text:p>0.0000</text:p>
          </table:table-cell>
          <table:table-cell table:style-name="ce44" table:formula="of:=8*[.M96]+[.L96]" office:value-type="float" office:value="0.0453052213115503" calcext:value-type="float">
            <text:p>0.0453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2T18:31:00" calcext:value-type="date">
            <text:p>04/12/23 06:31 PM</text:p>
          </table:table-cell>
          <table:table-cell office:value-type="string" calcext:value-type="string">
            <text:p>IonQ</text:p>
          </table:table-cell>
          <table:table-cell office:value-type="string" calcext:value-type="string">
            <text:p>RotoselectVQ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11-asymmetric</text:p>
          </table:table-cell>
          <table:table-cell office:value-type="float" office:value="3" calcext:value-type="float">
            <text:p>3</text:p>
          </table:table-cell>
          <table:table-cell office:value-type="float" office:value="-12.4396451291837" calcext:value-type="float">
            <text:p>-12.43965</text:p>
          </table:table-cell>
          <table:table-cell office:value-type="float" office:value="515702.89" calcext:value-type="float">
            <text:p>515702.89</text:p>
          </table:table-cell>
          <table:table-cell table:formula="of:=[.J97]/60" office:value-type="float" office:value="8595.04816666667" calcext:value-type="float">
            <text:p>8595.05</text:p>
          </table:table-cell>
          <table:table-cell table:formula="of:=[.J97]/3600" office:value-type="float" office:value="143.250802777778" calcext:value-type="float">
            <text:p>143.25</text:p>
          </table:table-cell>
          <table:table-cell table:formula="of:=ABS((-18-[.I97])/-18)" office:value-type="float" office:value="0.308908603934239" calcext:value-type="float">
            <text:p>0.3089</text:p>
          </table:table-cell>
          <table:table-cell table:style-name="ce51" table:formula="of:=8*[.M97]+[.L97]" office:value-type="float" office:value="145.722071609252" calcext:value-type="float">
            <text:p>145.7221</text:p>
          </table:table-cell>
          <table:table-cell table:number-columns-repeated="2"/>
          <table:table-cell office:value-type="string" calcext:value-type="string">
            <text:p>aria noise model, exceptions after iteration 1 gate 100</text:p>
          </table:table-cell>
        </table:table-row>
        <table:table-row table:style-name="ro1">
          <table:table-cell table:style-name="ce3" office:value-type="date" office:date-value="2023-04-13T09:38:00" calcext:value-type="date">
            <text:p>04/13/23 09:38 AM</text:p>
          </table:table-cell>
          <table:table-cell office:value-type="string" calcext:value-type="string">
            <text:p>hpc</text:p>
          </table:table-cell>
          <table:table-cell office:value-type="string" calcext:value-type="string">
            <text:p>Rotoselect=&gt;Rotosolve</text:p>
          </table:table-cell>
          <table:table-cell table:number-columns-repeated="3"/>
          <table:table-cell office:value-type="string" calcext:value-type="string">
            <text:p>c11-asymmetric</text:p>
          </table:table-cell>
          <table:table-cell office:value-type="float" office:value="3" calcext:value-type="float">
            <text:p>3</text:p>
          </table:table-cell>
          <table:table-cell office:value-type="float" office:value="6.85193344542387" calcext:value-type="float">
            <text:p>6.85193</text:p>
          </table:table-cell>
          <table:table-cell office:value-type="float" office:value="29612.22" calcext:value-type="float">
            <text:p>29612.22</text:p>
          </table:table-cell>
          <table:table-cell table:formula="of:=[.J98]/60" office:value-type="float" office:value="493.537" calcext:value-type="float">
            <text:p>493.54</text:p>
          </table:table-cell>
          <table:table-cell table:formula="of:=[.J98]/3600" office:value-type="float" office:value="8.22561666666667" calcext:value-type="float">
            <text:p>8.23</text:p>
          </table:table-cell>
          <table:table-cell table:formula="of:=ABS((-18-[.I98])/-18)" office:value-type="float" office:value="1.38066296919021" calcext:value-type="float">
            <text:p>1.3807</text:p>
          </table:table-cell>
          <table:table-cell table:style-name="ce52" table:formula="of:=8*[.M98]+[.L98]" office:value-type="float" office:value="19.2709204201884" calcext:value-type="float">
            <text:p>19.2709</text:p>
          </table:table-cell>
          <table:table-cell table:number-columns-repeated="2"/>
          <table:table-cell office:value-type="string" calcext:value-type="string">
            <text:p>Manually killed after only 3 gates!</text:p>
          </table:table-cell>
        </table:table-row>
        <table:table-row table:style-name="ro1">
          <table:table-cell table:style-name="ce3" office:value-type="date" office:date-value="2023-04-13T09:42:00" calcext:value-type="date">
            <text:p>04/13/23 09:42 AM</text:p>
          </table:table-cell>
          <table:table-cell office:value-type="string" calcext:value-type="string">
            <text:p>hpc</text:p>
          </table:table-cell>
          <table:table-cell office:value-type="string" calcext:value-type="string">
            <text:p>Rotosolve</text:p>
          </table:table-cell>
          <table:table-cell table:number-columns-repeated="3"/>
          <table:table-cell office:value-type="string" calcext:value-type="string">
            <text:p>c11-asymmetric</text:p>
          </table:table-cell>
          <table:table-cell office:value-type="float" office:value="3" calcext:value-type="float">
            <text:p>3</text:p>
          </table:table-cell>
          <table:table-cell office:value-type="float" office:value="0.3203125" calcext:value-type="float">
            <text:p>0.32031</text:p>
          </table:table-cell>
          <table:table-cell office:value-type="float" office:value="29760.55" calcext:value-type="float">
            <text:p>29760.55</text:p>
          </table:table-cell>
          <table:table-cell table:formula="of:=[.J99]/60" office:value-type="float" office:value="496.009166666667" calcext:value-type="float">
            <text:p>496.01</text:p>
          </table:table-cell>
          <table:table-cell table:formula="of:=[.J99]/3600" office:value-type="float" office:value="8.26681944444444" calcext:value-type="float">
            <text:p>8.27</text:p>
          </table:table-cell>
          <table:table-cell table:formula="of:=ABS((-18-[.I99])/-18)" office:value-type="float" office:value="1.01779513888889" calcext:value-type="float">
            <text:p>1.0178</text:p>
          </table:table-cell>
          <table:table-cell table:style-name="ce53" table:formula="of:=8*[.M99]+[.L99]" office:value-type="float" office:value="16.4091805555556" calcext:value-type="float">
            <text:p>16.4092</text:p>
          </table:table-cell>
          <table:table-cell table:number-columns-repeated="2"/>
          <table:table-cell office:value-type="string" calcext:value-type="string">
            <text:p>Manually killed after only 10 gates (40 iterations)!</text:p>
          </table:table-cell>
        </table:table-row>
        <table:table-row table:style-name="ro1">
          <table:table-cell table:style-name="ce3" office:value-type="date" office:date-value="2023-04-13T14:32:00" calcext:value-type="date">
            <text:p>04/13/23 02:32 PM</text:p>
          </table:table-cell>
          <table:table-cell office:value-type="string" calcext:value-type="string">
            <text:p>hpc</text:p>
          </table:table-cell>
          <table:table-cell office:value-type="string" calcext:value-type="string">
            <text:p>Rotoselect=&gt;Rotosolve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4.8203125" calcext:value-type="float">
            <text:p>-14.82031</text:p>
          </table:table-cell>
          <table:table-cell office:value-type="float" office:value="47554.05" calcext:value-type="float">
            <text:p>47554.05</text:p>
          </table:table-cell>
          <table:table-cell table:formula="of:=[.J100]/60" office:value-type="float" office:value="792.5675" calcext:value-type="float">
            <text:p>792.57</text:p>
          </table:table-cell>
          <table:table-cell table:formula="of:=[.J100]/3600" office:value-type="float" office:value="13.2094583333333" calcext:value-type="float">
            <text:p>13.21</text:p>
          </table:table-cell>
          <table:table-cell table:formula="of:=ABS((-18-[.I100])/-18)" office:value-type="float" office:value="0.176649305555556" calcext:value-type="float">
            <text:p>0.1766</text:p>
          </table:table-cell>
          <table:table-cell table:style-name="ce57" table:formula="of:=8*[.M100]+[.L100]" office:value-type="float" office:value="14.6226527777778" calcext:value-type="float">
            <text:p>14.6227</text:p>
          </table:table-cell>
          <table:table-cell table:number-columns-repeated="2"/>
          <table:table-cell office:value-type="string" calcext:value-type="string">
            <text:p>Doh! Got stuck around -14</text:p>
          </table:table-cell>
        </table:table-row>
        <table:table-row table:style-name="ro1">
          <table:table-cell table:style-name="ce3" office:value-type="date" office:date-value="2023-04-13T16:34:00" calcext:value-type="date">
            <text:p>04/13/23 04:34 PM</text:p>
          </table:table-cell>
          <table:table-cell office:value-type="string" calcext:value-type="string">
            <text:p>hpc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otsym</text:p>
          </table:table-cell>
          <table:table-cell/>
          <table:table-cell office:value-type="float" office:value="-16.015625" calcext:value-type="float">
            <text:p>-16.01563</text:p>
          </table:table-cell>
          <table:table-cell office:value-type="float" office:value="1914.32" calcext:value-type="float">
            <text:p>1914.32</text:p>
          </table:table-cell>
          <table:table-cell table:formula="of:=[.J101]/60" office:value-type="float" office:value="31.9053333333333" calcext:value-type="float">
            <text:p>31.91</text:p>
          </table:table-cell>
          <table:table-cell table:formula="of:=[.J101]/3600" office:value-type="float" office:value="0.531755555555556" calcext:value-type="float">
            <text:p>0.53</text:p>
          </table:table-cell>
          <table:table-cell table:formula="of:=ABS((-18-[.I101])/-18)" office:value-type="float" office:value="0.110243055555556" calcext:value-type="float">
            <text:p>0.1102</text:p>
          </table:table-cell>
          <table:table-cell table:style-name="ce59" table:formula="of:=8*[.M101]+[.L101]" office:value-type="float" office:value="1.4137" calcext:value-type="float">
            <text:p>1.4137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3T20:48:00" calcext:value-type="date">
            <text:p>04/13/23 08:48 PM</text:p>
          </table:table-cell>
          <table:table-cell office:value-type="string" calcext:value-type="string">
            <text:p>hpc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4.890625" calcext:value-type="float">
            <text:p>-14.89063</text:p>
          </table:table-cell>
          <table:table-cell office:value-type="float" office:value="69934.37" calcext:value-type="float">
            <text:p>69934.37</text:p>
          </table:table-cell>
          <table:table-cell table:formula="of:=[.J102]/60" office:value-type="float" office:value="1165.57283333333" calcext:value-type="float">
            <text:p>1165.57</text:p>
          </table:table-cell>
          <table:table-cell table:formula="of:=[.J102]/3600" office:value-type="float" office:value="19.4262138888889" calcext:value-type="float">
            <text:p>19.43</text:p>
          </table:table-cell>
          <table:table-cell table:formula="of:=ABS((-18-[.I102])/-18)" office:value-type="float" office:value="0.172743055555556" calcext:value-type="float">
            <text:p>0.1727</text:p>
          </table:table-cell>
          <table:table-cell table:style-name="ce60" table:formula="of:=8*[.M102]+[.L102]" office:value-type="float" office:value="20.8081583333333" calcext:value-type="float">
            <text:p>20.8082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4T05:16:00" calcext:value-type="date">
            <text:p>04/14/23 05:16 A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RotoselectVQ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mbo</text:p>
          </table:table-cell>
          <table:table-cell office:value-type="float" office:value="2" calcext:value-type="float">
            <text:p>2</text:p>
          </table:table-cell>
          <table:table-cell office:value-type="float" office:value="-8.14354487521775" calcext:value-type="float">
            <text:p>-8.14354</text:p>
          </table:table-cell>
          <table:table-cell office:value-type="float" office:value="139893.69" calcext:value-type="float">
            <text:p>139893.69</text:p>
          </table:table-cell>
          <table:table-cell table:formula="of:=[.J103]/60" office:value-type="float" office:value="2331.5615" calcext:value-type="float">
            <text:p>2331.56</text:p>
          </table:table-cell>
          <table:table-cell table:formula="of:=[.J103]/3600" office:value-type="float" office:value="38.8593583333333" calcext:value-type="float">
            <text:p>38.86</text:p>
          </table:table-cell>
          <table:table-cell table:formula="of:=ABS((-18-[.I103])/-18)" office:value-type="float" office:value="0.547580840265681" calcext:value-type="float">
            <text:p>0.5476</text:p>
          </table:table-cell>
          <table:table-cell table:style-name="ce63" table:formula="of:=8*[.M103]+[.L103]" office:value-type="float" office:value="43.2400050554588" calcext:value-type="float">
            <text:p>43.2400</text:p>
          </table:table-cell>
          <table:table-cell office:value-type="string" calcext:value-type="string">
            <text:p>cgri3ds5firv7126i3hg</text:p>
          </table:table-cell>
          <table:table-cell/>
          <table:table-cell office:value-type="string" calcext:value-type="string">
            <text:p>Guadalupe noise, exceptions after iteration 0 gate 73, k4/data</text:p>
          </table:table-cell>
        </table:table-row>
        <table:table-row table:style-name="ro1">
          <table:table-cell table:style-name="ce3" office:value-type="date" office:date-value="2023-04-13T23:59:00" calcext:value-type="date">
            <text:p>04/13/23 11:59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Rotoselect=&gt;Rotosolv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5.51672992120861" calcext:value-type="float">
            <text:p>-5.51673</text:p>
          </table:table-cell>
          <table:table-cell office:value-type="float" office:value="49200.57" calcext:value-type="float">
            <text:p>49200.57</text:p>
          </table:table-cell>
          <table:table-cell table:formula="of:=[.J104]/60" office:value-type="float" office:value="820.0095" calcext:value-type="float">
            <text:p>820.01</text:p>
          </table:table-cell>
          <table:table-cell table:formula="of:=[.J104]/3600" office:value-type="float" office:value="13.666825" calcext:value-type="float">
            <text:p>13.67</text:p>
          </table:table-cell>
          <table:table-cell table:formula="of:=ABS((-18-[.I104])/-18)" office:value-type="float" office:value="0.693515004377299" calcext:value-type="float">
            <text:p>0.6935</text:p>
          </table:table-cell>
          <table:table-cell table:style-name="ce64" table:formula="of:=8*[.M104]+[.L104]" office:value-type="float" office:value="19.2149450350184" calcext:value-type="float">
            <text:p>19.2149</text:p>
          </table:table-cell>
          <table:table-cell office:value-type="string" calcext:value-type="string">
            <text:p>cgs3j81dkt2c5grr76ug</text:p>
          </table:table-cell>
          <table:table-cell/>
          <table:table-cell office:value-type="string" calcext:value-type="string">
            <text:p>Guadalupe noise, exceptions after iteration 0 gate 27, k5/data</text:p>
          </table:table-cell>
        </table:table-row>
        <table:table-row table:style-name="ro1">
          <table:table-cell table:style-name="ce3" office:value-type="date" office:date-value="2023-04-14T15:58:00" calcext:value-type="date">
            <text:p>04/14/23 03:58 P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L_BFGS_B</text:p>
          </table:table-cell>
          <table:table-cell table:number-columns-repeated="3"/>
          <table:table-cell office:value-type="string" calcext:value-type="string">
            <text:p>rotsym</text:p>
          </table:table-cell>
          <table:table-cell/>
          <table:table-cell office:value-type="float" office:value="-17.72233333" calcext:value-type="float">
            <text:p>-17.72233</text:p>
          </table:table-cell>
          <table:table-cell office:value-type="float" office:value="282948.61" calcext:value-type="float">
            <text:p>282948.61</text:p>
          </table:table-cell>
          <table:table-cell table:formula="of:=[.J105]/60" office:value-type="float" office:value="4715.81016666667" calcext:value-type="float">
            <text:p>4715.81</text:p>
          </table:table-cell>
          <table:table-cell table:formula="of:=[.J105]/3600" office:value-type="float" office:value="78.5968361111111" calcext:value-type="float">
            <text:p>78.60</text:p>
          </table:table-cell>
          <table:table-cell table:formula="of:=ABS((-18-[.I105])/-18)" office:value-type="float" office:value="0.015425926111111" calcext:value-type="float">
            <text:p>0.0154</text:p>
          </table:table-cell>
          <table:table-cell table:style-name="ce67" table:formula="of:=8*[.M105]+[.L105]" office:value-type="float" office:value="78.72024352" calcext:value-type="float">
            <text:p>78.7202</text:p>
          </table:table-cell>
          <table:table-cell office:value-type="string" calcext:value-type="string">
            <text:p>cgqoihvtpqafjt9ujlj0</text:p>
          </table:table-cell>
          <table:table-cell office:value-type="string" calcext:value-type="string">
            <text:p>cgsp6mlevgbv2i5rjigg</text:p>
          </table:table-cell>
          <table:table-cell office:value-type="string" calcext:value-type="string">
            <text:p>Exception after iteration 40 (-15.30816667). Iteration 16 had the best value.</text:p>
          </table:table-cell>
        </table:table-row>
        <table:table-row table:style-name="ro1">
          <table:table-cell table:style-name="ce3" office:value-type="date" office:date-value="2023-04-15" calcext:value-type="date">
            <text:p>04/15/23 12:00 A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RotoselectVQE</text:p>
          </table:table-cell>
          <table:table-cell table:number-columns-repeated="3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5.74034370663167" calcext:value-type="float">
            <text:p>-5.74034</text:p>
          </table:table-cell>
          <table:table-cell office:value-type="float" office:value="311910.55" calcext:value-type="float">
            <text:p>311910.55</text:p>
          </table:table-cell>
          <table:table-cell table:formula="of:=[.J106]/60" office:value-type="float" office:value="5198.50916666667" calcext:value-type="float">
            <text:p>5198.51</text:p>
          </table:table-cell>
          <table:table-cell table:formula="of:=[.J106]/3600" office:value-type="float" office:value="86.6418194444444" calcext:value-type="float">
            <text:p>86.64</text:p>
          </table:table-cell>
          <table:table-cell table:formula="of:=ABS((-18-[.I106])/-18)" office:value-type="float" office:value="0.681092016298241" calcext:value-type="float">
            <text:p>0.6811</text:p>
          </table:table-cell>
          <table:table-cell table:style-name="ce69" table:formula="of:=8*[.M106]+[.L106]" office:value-type="float" office:value="92.0905555748304" calcext:value-type="float">
            <text:p>92.0906</text:p>
          </table:table-cell>
          <table:table-cell office:value-type="string" calcext:value-type="string">
            <text:p>cgqoihs5firqikfncc2g</text:p>
          </table:table-cell>
          <table:table-cell/>
          <table:table-cell office:value-type="string" calcext:value-type="string">
            <text:p>Exceptions after iter 1 gate 95. k2/a62a</text:p>
          </table:table-cell>
        </table:table-row>
        <table:table-row table:style-name="ro1">
          <table:table-cell table:style-name="ce3" office:value-type="date" office:date-value="2023-04-15T01:42:00" calcext:value-type="date">
            <text:p>04/15/23 01:42 A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RotoselectVQE</text:p>
          </table:table-cell>
          <table:table-cell table:number-columns-repeated="3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1.7659160311093" calcext:value-type="float">
            <text:p>-11.76592</text:p>
          </table:table-cell>
          <table:table-cell office:value-type="float" office:value="308551.66" calcext:value-type="float">
            <text:p>308551.66</text:p>
          </table:table-cell>
          <table:table-cell table:formula="of:=[.J107]/60" office:value-type="float" office:value="5142.52766666667" calcext:value-type="float">
            <text:p>5142.53</text:p>
          </table:table-cell>
          <table:table-cell table:formula="of:=[.J107]/3600" office:value-type="float" office:value="85.7087944444444" calcext:value-type="float">
            <text:p>85.71</text:p>
          </table:table-cell>
          <table:table-cell table:formula="of:=ABS((-18-[.I107])/-18)" office:value-type="float" office:value="0.346337998271703" calcext:value-type="float">
            <text:p>0.3463</text:p>
          </table:table-cell>
          <table:table-cell table:style-name="ce70" table:formula="of:=8*[.M107]+[.L107]" office:value-type="float" office:value="88.4794984306181" calcext:value-type="float">
            <text:p>88.4795</text:p>
          </table:table-cell>
          <table:table-cell office:value-type="string" calcext:value-type="string">
            <text:p>cgqqsc3nv0ivflp05di0</text:p>
          </table:table-cell>
          <table:table-cell/>
          <table:table-cell office:value-type="string" calcext:value-type="string">
            <text:p>Guadalupe noise, exceptions after iter 1, gate 78, k3/5a0b</text:p>
          </table:table-cell>
        </table:table-row>
        <table:table-row table:style-name="ro1">
          <table:table-cell table:style-name="ce3" office:value-type="date" office:date-value="2023-04-15T15:45:00" calcext:value-type="date">
            <text:p>04/15/23 03:45 PM</text:p>
          </table:table-cell>
          <table:table-cell office:value-type="string" calcext:value-type="string">
            <text:p>hpc</text:p>
          </table:table-cell>
          <table:table-cell office:value-type="string" calcext:value-type="string">
            <text:p>Rotoselect=&gt;Rotosolv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office:value-type="float" office:value="-13.80859375" calcext:value-type="float">
            <text:p>-13.80859</text:p>
          </table:table-cell>
          <table:table-cell office:value-type="float" office:value="100199.02" calcext:value-type="float">
            <text:p>100199.02</text:p>
          </table:table-cell>
          <table:table-cell table:formula="of:=[.J108]/60" office:value-type="float" office:value="1669.98366666667" calcext:value-type="float">
            <text:p>1669.98</text:p>
          </table:table-cell>
          <table:table-cell table:formula="of:=[.J108]/3600" office:value-type="float" office:value="27.8330611111111" calcext:value-type="float">
            <text:p>27.83</text:p>
          </table:table-cell>
          <table:table-cell table:formula="of:=ABS((-18-[.I108])/-18)" office:value-type="float" office:value="0.232855902777778" calcext:value-type="float">
            <text:p>0.2329</text:p>
          </table:table-cell>
          <table:table-cell table:style-name="ce71" table:formula="of:=8*[.M108]+[.L108]" office:value-type="float" office:value="29.6959083333333" calcext:value-type="float">
            <text:p>29.6959</text:p>
          </table:table-cell>
          <table:table-cell table:number-columns-repeated="3"/>
        </table:table-row>
        <table:table-row table:style-name="ro1" table:number-rows-repeated="1048467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Sheet1.N78:Sheet1.N7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79:Sheet1.N7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0:Sheet1.N8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0:Sheet1.N8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60:Sheet1.N8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1:Sheet1.N8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1:Sheet1.N8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1:Sheet1.N8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2:Sheet1.N8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2:Sheet1.N8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2:Sheet1.N8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3:Sheet1.N8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3:Sheet1.N8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3:Sheet1.N8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4:Sheet1.N8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4:Sheet1.N8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4:Sheet1.N8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5:Sheet1.N8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5:Sheet1.N8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5:Sheet1.N8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6:Sheet1.N8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6:Sheet1.N8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6:Sheet1.N8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7:Sheet1.N8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7:Sheet1.N8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7:Sheet1.N8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8:Sheet1.N8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8:Sheet1.N8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8:Sheet1.N8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9:Sheet1.N8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9:Sheet1.N8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9:Sheet1.N8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0:Sheet1.N9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0:Sheet1.N9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0:Sheet1.N9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1:Sheet1.N9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1:Sheet1.N9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1:Sheet1.N9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2:Sheet1.N9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2:Sheet1.N9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2:Sheet1.N9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3:Sheet1.N9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3:Sheet1.N9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3:Sheet1.N9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4:Sheet1.N9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4:Sheet1.N9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4:Sheet1.N9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5:Sheet1.N9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5:Sheet1.N9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5:Sheet1.N9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6:Sheet1.N9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6:Sheet1.N9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6:Sheet1.N9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7:Sheet1.N9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7:Sheet1.N9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7:Sheet1.N9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8:Sheet1.N9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8:Sheet1.N9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8:Sheet1.N9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9:Sheet1.N9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9:Sheet1.N9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9:Sheet1.N9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0:Sheet1.N10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0:Sheet1.N10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0:Sheet1.N10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1:Sheet1.N10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1:Sheet1.N10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1:Sheet1.N10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2:Sheet1.N10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2:Sheet1.N10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2:Sheet1.N10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3:Sheet1.N10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3:Sheet1.N10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3:Sheet1.N10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4:Sheet1.N10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4:Sheet1.N10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4:Sheet1.N10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5:Sheet1.N10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5:Sheet1.N10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5:Sheet1.N10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6:Sheet1.N10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6:Sheet1.N10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6:Sheet1.N10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7:Sheet1.N10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7:Sheet1.N10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7:Sheet1.N10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8:Sheet1.N10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8:Sheet1.N10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108:Sheet1.N10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enlo-Regular" svg:font-family="Menlo-Regular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6" number:min-decimal-places="16" number:min-integer-digits="1"/>
    </number:number-style>
    <number:number-style style:name="N135">
      <number:number number:decimal-places="17" number:min-decimal-places="17" number:min-integer-digits="1"/>
    </number:number-style>
    <number:number-style style:name="N136">
      <number:number number:decimal-places="18" number:min-decimal-places="18" number:min-integer-digits="1"/>
    </number:number-style>
    <number:number-style style:name="N137">
      <number:number number:decimal-places="19" number:min-decimal-places="19" number:min-integer-digits="1"/>
    </number:number-style>
    <number:number-style style:name="N138">
      <number:number number:decimal-places="13" number:min-decimal-places="13" number:min-integer-digits="1"/>
    </number:number-style>
    <number:number-style style:name="N139">
      <number:number number:decimal-places="12" number:min-decimal-places="12" number:min-integer-digits="1"/>
    </number:number-style>
    <number:number-style style:name="N140">
      <number:number number:decimal-places="11" number:min-decimal-places="11" number:min-integer-digits="1"/>
    </number:number-style>
    <number:number-style style:name="N141">
      <number:number number:decimal-places="10" number:min-decimal-places="10" number:min-integer-digits="1"/>
    </number:number-style>
    <number:number-style style:name="N142">
      <number:number number:decimal-places="9" number:min-decimal-places="9" number:min-integer-digits="1"/>
    </number:number-style>
    <number:number-style style:name="N143">
      <number:number number:decimal-places="8" number:min-decimal-places="8" number:min-integer-digits="1"/>
    </number:number-style>
    <number:number-style style:name="N144">
      <number:number number:decimal-places="7" number:min-decimal-places="7" number:min-integer-digits="1"/>
    </number:number-style>
    <number:number-style style:name="N145">
      <number:number number:decimal-places="6" number:min-decimal-places="6" number:min-integer-digits="1"/>
    </number:number-style>
    <number:number-style style:name="N146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12:13:02.588355738</meta:creation-date>
    <dc:date>2023-04-15T15:57:50.036616354</dc:date>
    <meta:editing-duration>P5DT16H53M51S</meta:editing-duration>
    <meta:editing-cycles>106</meta:editing-cycles>
    <meta:generator>LibreOffice/7.5.1.2$MacOSX_X86_64 LibreOffice_project/fcbaee479e84c6cd81291587d2ee68cba099e129</meta:generator>
    <meta:document-statistic meta:table-count="1" meta:cell-count="1354" meta:object-count="0"/>
  </office:meta>
</office:document-meta>
</file>